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1.png"/>
  <manifest:file-entry manifest:media-type="image/png" manifest:full-path="Pictures/image2.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family="Sans Serif" fo:font-weight="bold"/>
    </style:style>
    <style:style style:name="P4" style:parent-style-name="Title" style:family="paragraph">
      <style:paragraph-properties fo:margin-left="0.000000000000000pt" fo:margin-right="0.000000000000000pt"/>
      <style:text-properties fo:font-family="Sans Serif" fo:font-weight="bold"/>
    </style:style>
    <style:style style:name="P5" style:parent-style-name="Standard" style:family="paragraph">
      <style:paragraph-properties fo:keep-together="auto" fo:margin-left="0.000000000000000pt" fo:margin-right="0.000000000000000pt"/>
      <style:text-properties fo:font-style="normal"/>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T4" style:family="text">
      <style:text-properties fo:font-family="Georgia" fo:font-size="15.000000000000000pt"/>
    </style:style>
    <style:style style:name="P6" style:family="paragraph">
      <style:paragraph-properties fo:margin="1.000000000000000pt"/>
    </style:style>
    <style:style style:name="T5" style:family="text">
      <style:text-properties fo:font-family="Book Antiqua" fo:font-size="14.000000000000000pt"/>
    </style:style>
    <style:style style:name="P7"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family="Sans Serif"/>
    </style:style>
    <style:style style:name="P8" style:family="paragraph"/>
    <style:style style:name="T7" style:family="text">
      <style:text-properties fo:font-weight="bold"/>
    </style:style>
    <style:style style:name="T8" style:family="text">
      <style:text-properties fo:color="#708090"/>
    </style:style>
    <style:style style:name="T9" style:family="text">
      <style:text-properties fo:background-color="#7cfc00"/>
    </style:style>
    <style:style style:name="T10" style:family="text">
      <style:text-properties fo:background-color="#7cfc00" fo:color="#708090"/>
    </style:style>
    <style:style style:name="T11" style:family="text">
      <style:text-properties style:text-position="sub"/>
    </style:style>
    <style:style style:name="T12" style:family="text">
      <style:text-properties fo:font-family="Sans Serif" fo:font-size="36.000000000000000pt" fo:font-weight="100"/>
    </style:style>
    <style:style style:name="P9" style:parent-style-name="Title" style:family="paragraph">
      <style:paragraph-properties fo:margin-left="0.000000000000000pt" fo:margin-right="0.000000000000000pt"/>
      <style:text-properties fo:font-family="Sans Serif" fo:font-weight="100"/>
    </style:style>
    <style:style style:name="T13" style:family="text">
      <style:text-properties fo:font-size="36.000000000000000pt"/>
    </style:style>
    <style:style style:name="T14" style:family="text">
      <style:text-properties fo:font-family="gentium" fo:font-size="36.000000000000000pt"/>
    </style:style>
    <style:style style:name="T15" style:family="text">
      <style:text-properties fo:font-family="gentium"/>
    </style:style>
    <style:style style:name="T16" style:family="text">
      <style:text-properties fo:font-size="24.000000000000000pt" fo:font-weight="bold"/>
    </style:style>
    <style:style style:name="T17" style:family="text">
      <style:text-properties fo:font-size="24.000000000000000pt"/>
    </style:style>
    <style:style style:name="T18" style:family="text">
      <style:text-properties fo:color="#708090" fo:font-family="Sans Serif"/>
    </style:style>
    <style:style style:name="T19" style:family="text">
      <style:text-properties fo:background-color="#7cfc00" style:text-position="sub"/>
    </style:style>
    <style:style style:name="T20" style:family="text">
      <style:text-properties fo:font-family="Sans Serif" fo:font-size="36.000000000000000pt"/>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auto-grow-height="false" draw:fill="none" draw:stroke="none" draw:textarea-vertical-align="top" fo:margin="1.000000000000000pt"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style>
    <style:style style:name="pr3" style:family="presentation">
      <style:graphic-properties draw:fill="none" draw:stroke="none" fo:margin="1.000000000000000pt" style:protect="position size" style:wrap="biggest" style:wrap-dynamic-threshold="0.000000000000000pt"/>
      <style:paragraph-properties fo:margin="1.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office:automatic-styles>
  <office:body>
    <office:presentation>
      <draw:page draw:name="page1" draw:id="page1" xml:id="page1" draw:master-page-name="Default1" draw:style-name="dp2" presentation:presentation-page-layout-name="pl2">
        <draw:layer-set>
          <draw:layer draw:name=""/>
        </draw:layer-set>
        <draw:frame draw:style-name="gr8" xml:id="shape-17" draw:id="shape-17"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18" draw:id="shape-18" draw:layer="" svg:width="598.67067387966pt" svg:height="211.66666666667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5"/>
            <text:p text:style-name="P5"/>
            <text:p text:style-name="P5"/>
            <text:p text:style-name="P5"/>
            <text:p text:style-name="P5"/>
            <text:p text:style-name="P5"/>
            <text:p text:style-name="P5"/>
            <text:p text:style-name="P5"><text:span text:style-name="T4">kya@cs.pdx.edu<text:tab/><text:tab/>sheard@cs.pdx.edu<text:tab/>Marcelo.Fiore@cl.cam.ac.uk</text:span></text:p>
          </draw:text-box>
        </draw:frame>
        <draw:frame draw:style-name="gr8" xml:id="shape-19" draw:id="shape-19" draw:layer="" svg:width="99.70674486804pt" svg:height="20.39141414141pt" svg:x="539.74584555230pt" svg:y="483.47385141740pt">
          <draw:text-box>
            <text:p text:style-name="P6"><text:span text:style-name="T5">TYPES 2013</text:span></text:p>
          </draw:text-box>
        </draw:frame>
        <draw:frame draw:style-name="gr9" xml:id="shape-20" draw:id="shape-20" draw:layer="" svg:width="134.64629533574pt" svg:height="134.64629533574pt" svg:x="52.50000000000pt" svg:y="276.59156917550pt">
          <draw:image xlink:type="simple" xlink:show="embed" xlink:actuate="onLoad" xlink:href="Pictures/image1.png"/>
        </draw:frame>
        <draw:frame draw:style-name="gr9" xml:id="shape-21" draw:id="shape-21" draw:layer="" svg:width="129.68909939933pt" svg:height="139.27481544189pt" svg:x="244.60349127215pt" svg:y="274.97372340997pt">
          <draw:image xlink:type="simple" xlink:show="embed" xlink:actuate="onLoad" xlink:href="Pictures/image2.png"/>
        </draw:frame>
        <draw:frame draw:style-name="gr9" xml:id="shape-22" draw:id="shape-22" draw:layer="" svg:width="132.97236773855pt" svg:height="138.43698559082pt" svg:x="439.13714037115pt" svg:y="273.33208924036pt">
          <draw:image xlink:type="simple" xlink:show="embed" xlink:actuate="onLoad" xlink:href="Pictures/image3.png"/>
        </draw:frame>
        <presentation:notes>
          <draw:frame presentation:style-name="pr1" xml:id="shape-23" draw:id="shape-23" draw:layer="" svg:width="489.57000000000pt" svg:height="356.37000000000pt" svg:x="62.22000000000pt" svg:y="374.46000000000pt" presentation:class="notes">
            <draw:text-box>
              <text:p text:style-name="P7"/>
            </draw:text-box>
          </draw:frame>
          <draw:page-thumbnail draw:style-name="gr10" xml:id="shape-24" draw:id="shape-24"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11" xml:id="shape-25" draw:id="shape-25" draw:layer="" svg:width="612.00000000000pt" svg:height="81.60000000000pt" svg:x="34.00000000000pt" svg:y="25.50000000000pt" presentation:class="title">
          <draw:text-box>
            <text:p text:style-name="P3"><text:span text:style-name="T6">Outline</text:span></text:p>
          </draw:text-box>
        </draw:frame>
        <draw:frame draw:style-name="gr11" xml:id="shape-26" draw:id="shape-26" draw:layer="" svg:width="544.00000000000pt" svg:height="311.10000000000pt" svg:x="68.00000000000pt" svg:y="122.40000000000pt" presentation:class="subtitle">
          <draw:text-box>
            <text:p text:style-name="P5">Mendler style</text:p>
            <text:p text:style-name="P5"/>
            <text:p text:style-name="P5">aaaaa</text:p>
          </draw:text-box>
        </draw:frame>
        <presentation:notes>
          <draw:frame presentation:style-name="pr2" xml:id="shape-27" draw:id="shape-27" draw:layer="" svg:width="489.57000000000pt" svg:height="356.37000000000pt" svg:x="62.22000000000pt" svg:y="374.46000000000pt" presentation:class="notes">
            <draw:text-box>
              <text:p text:style-name="P8"/>
            </draw:text-box>
          </draw:frame>
          <draw:page-thumbnail draw:style-name="gr10" xml:id="shape-28" draw:id="shape-28" draw:layer="" svg:width="396.28000000000pt" svg:height="296.96000000000pt" svg:x="108.00000000000pt" svg:y="60.18000000000pt" presentation:class="page" draw:page-number="2"/>
        </presentation:notes>
      </draw:page>
      <draw:page draw:name="page3" draw:id="page3" xml:id="page3" draw:master-page-name="Default1" draw:style-name="dp3" presentation:presentation-page-layout-name="pl2">
        <draw:layer-set>
          <draw:layer draw:name=""/>
        </draw:layer-set>
        <draw:frame draw:style-name="gr8" xml:id="shape-29" draw:id="shape-29" draw:layer="" svg:width="602.01251624852pt" svg:height="320.07496750294pt" svg:x="68.82081708481pt" svg:y="89.92503249706pt" presentation:class="outline">
          <draw:text-box>
            <text:p text:style-name="P5"><text:span text:style-name="T7">-- using general recursion at type level</text:span></text:p>
            <text:p text:style-name="P5">data Exp = Lam (Exp -&gt; Exp) | App Exp Exp</text:p>
            <text:p text:style-name="P5"/>
            <text:p text:style-name="P5"><text:span text:style-name="T7">-- using fixpoint<text:s/></text:span>(Rec0)<text:span text:style-name="T7"><text:s/>over non-recursive base structure<text:s/></text:span>(ExpF)</text:p>
            <text:p text:style-name="P5">data ExpF r = Lam (r -&gt; r) | App r r</text:p>
            <text:p text:style-name="P5">type Exp' a = Rec0 ExpF a<text:tab/><text:span text:style-name="T8">-- (Exp' a) may contain Inverse</text:span></text:p>
            <text:p text:style-name="P5">type Exp = forall a . Exp' a<text:tab/><text:span text:style-name="T8">-- Exp does not contain Inverse</text:span></text:p>
            <text:p text:style-name="P5"/>
            <text:p text:style-name="P5">lam ::<text:s/><text:span text:style-name="T9">(forall a. Exp' a -&gt; Exp' a)</text:span><text:s/>-&gt; Exp</text:p>
            <text:p text:style-name="P5">lam<text:s/><text:span text:style-name="T9"><text:s/>f<text:s/></text:span><text:s/>= Roll0 (Lam f )<text:tab/><text:tab/><text:span text:style-name="T8">--</text:span><text:span text:style-name="T10"><text:s/>f<text:s/></text:span><text:span text:style-name="T8"><text:s/>can handle Inverse containg values</text:span></text:p>
            <text:p text:style-name="P5"><text:tab/><text:tab/><text:tab/><text:tab/><text:span text:style-name="T8">-- but can never examine its content</text:span></text:p>
            <text:p text:style-name="P5">app :: Exp -&gt; Exp -&gt; Exp</text:p>
            <text:p text:style-name="P5">app e<text:span text:style-name="T11">1</text:span><text:s/>e<text:span text:style-name="T11">2</text:span><text:s/>= Roll0 (App e<text:span text:style-name="T11">1</text:span><text:s/>e<text:span text:style-name="T11">2</text:span>)</text:p>
            <text:p text:style-name="P5"/>
          </draw:text-box>
        </draw:frame>
        <draw:frame draw:style-name="gr8" xml:id="shape-30" draw:id="shape-30" draw:layer="" svg:width="612.00000000000pt" svg:height="62.99636286519pt" svg:x="34.00000000000pt" svg:y="8.67030380147pt" presentation:class="title">
          <draw:text-box>
            <text:p text:style-name="P3"><text:span text:style-name="T6">Untyped HOAS</text:span></text:p>
          </draw:text-box>
        </draw:frame>
        <presentation:notes>
          <draw:frame presentation:style-name="pr3" xml:id="shape-31" draw:id="shape-31" draw:layer="" svg:width="489.57000000000pt" svg:height="356.37000000000pt" svg:x="62.22000000000pt" svg:y="374.46000000000pt" presentation:class="notes">
            <draw:text-box>
              <text:p text:style-name="P6"/>
            </draw:text-box>
          </draw:frame>
          <draw:page-thumbnail draw:style-name="gr10" xml:id="shape-32" draw:id="shape-32" draw:layer="" svg:width="396.28000000000pt" svg:height="296.96000000000pt" svg:x="108.00000000000pt" svg:y="60.18000000000pt" presentation:class="page" draw:page-number="3"/>
        </presentation:notes>
      </draw:page>
      <draw:page draw:name="page4" draw:id="page4" xml:id="page4" draw:master-page-name="Default1" draw:style-name="dp3" presentation:presentation-page-layout-name="pl8">
        <draw:layer-set>
          <draw:layer draw:name=""/>
        </draw:layer-set>
        <draw:frame draw:style-name="gr8" xml:id="shape-33" draw:id="shape-33" draw:layer="" svg:width="612.00000000000pt" svg:height="89.41439187282pt" svg:x="34.00000000000pt" svg:y="25.50000000000pt" presentation:class="title">
          <draw:text-box>
            <text:p text:style-name="P3"><text:span text:style-name="T12">Formatting Untyped HOAS</text:span></text:p>
            <text:p text:style-name="P9"><text:span text:style-name="T13">using<text:s/></text:span><text:span text:style-name="T14">msfit0</text:span><text:span text:style-name="T13"><text:s/>at kind *</text:span></text:p>
          </draw:text-box>
        </draw:frame>
        <draw:frame draw:style-name="gr8" xml:id="shape-34" draw:id="shape-34" draw:layer="" svg:width="568.49669450529pt" svg:height="282.60000000000pt" svg:x="44.79608116011pt" svg:y="132.40000000000pt" presentation:class="outline">
          <draw:text-box>
            <text:p text:style-name="P5">TODO</text:p>
          </draw:text-box>
        </draw:frame>
        <presentation:notes>
          <draw:frame presentation:style-name="pr3" xml:id="shape-35" draw:id="shape-35" draw:layer="" svg:width="489.57000000000pt" svg:height="356.37000000000pt" svg:x="62.22000000000pt" svg:y="374.46000000000pt" presentation:class="notes">
            <draw:text-box>
              <text:p text:style-name="P6"/>
            </draw:text-box>
          </draw:frame>
          <draw:page-thumbnail draw:style-name="gr10" xml:id="shape-36" draw:id="shape-36" draw:layer="" svg:width="396.28000000000pt" svg:height="296.96000000000pt" svg:x="108.00000000000pt" svg:y="60.18000000000pt" presentation:class="page" draw:page-number="4"/>
        </presentation:notes>
      </draw:page>
      <draw:page draw:name="page5" draw:id="page5" xml:id="page5" draw:master-page-name="Default2" draw:style-name="dp3" presentation:presentation-page-layout-name="pl3">
        <draw:layer-set>
          <draw:layer draw:name=""/>
        </draw:layer-set>
        <draw:frame draw:style-name="gr8" xml:id="shape-37" draw:id="shape-37" draw:layer="" svg:width="612.00000000000pt" svg:height="81.60000000000pt" svg:x="34.00000000000pt" svg:y="24.66666666667pt" presentation:class="title">
          <draw:text-box>
            <text:p text:style-name="P3"><text:span text:style-name="T6">Why does<text:s/></text:span><text:span text:style-name="T15">msfit0</text:span><text:span text:style-name="T6"><text:s/>terminate?</text:span></text:p>
          </draw:text-box>
        </draw:frame>
        <draw:frame draw:style-name="gr8" xml:id="shape-38" draw:id="shape-38" draw:layer="" svg:width="544.00000000000pt" svg:height="311.10000000000pt" svg:x="68.00000000000pt" svg:y="122.40000000000pt" presentation:class="subtitle">
          <draw:text-box>
            <text:p text:style-name="P5"><text:span text:style-name="T16">Rec0</text:span><text:span text:style-name="T17"><text:s/>and<text:s/></text:span><text:span text:style-name="T16">msfit0</text:span><text:span text:style-name="T17"><text:s/>can be embedded into System Fw</text:span></text:p>
          </draw:text-box>
        </draw:frame>
        <presentation:notes>
          <draw:frame presentation:style-name="pr3" xml:id="shape-39" draw:id="shape-39" draw:layer="" svg:width="489.57000000000pt" svg:height="356.37000000000pt" svg:x="62.22000000000pt" svg:y="374.46000000000pt" presentation:class="notes">
            <draw:text-box>
              <text:p text:style-name="P6"/>
            </draw:text-box>
          </draw:frame>
          <draw:page-thumbnail draw:style-name="gr10" xml:id="shape-40" draw:id="shape-40" draw:layer="" svg:width="396.28000000000pt" svg:height="296.96000000000pt" svg:x="108.00000000000pt" svg:y="60.18000000000pt" presentation:class="page" draw:page-number="5"/>
        </presentation:notes>
      </draw:page>
      <draw:page draw:name="page6" draw:id="page6" xml:id="page6" draw:master-page-name="Default1" draw:style-name="dp3" presentation:presentation-page-layout-name="pl3">
        <draw:layer-set>
          <draw:layer draw:name=""/>
        </draw:layer-set>
        <draw:frame draw:style-name="gr8" xml:id="shape-41" draw:id="shape-41" draw:layer="" svg:width="612.00000000000pt" svg:height="61.16666666667pt" svg:x="34.00000000000pt" svg:y="4.66666666667pt" presentation:class="title">
          <draw:text-box>
            <text:p text:style-name="P3"><text:span text:style-name="T6">Simply-Typed HOAS</text:span></text:p>
          </draw:text-box>
        </draw:frame>
        <draw:frame draw:style-name="gr8" xml:id="shape-42" draw:id="shape-42" draw:layer="" svg:width="599.50000000000pt" svg:height="371.76666666667pt" svg:x="68.00000000000pt" svg:y="75.73333333333pt" presentation:class="subtitle">
          <draw:text-box>
            <text:p text:style-name="P5"><text:span text:style-name="T7">-- using general recursion at type level</text:span></text:p>
            <text:p text:style-name="P5">data Exp t where<text:tab/>Lam :: (Exp t<text:span text:style-name="T11">1</text:span><text:s/>-&gt; Exp t<text:span text:style-name="T11">2</text:span>) -&gt; Exp (t<text:span text:style-name="T11">1</text:span><text:s/>-&gt; t<text:span text:style-name="T11">2</text:span>)</text:p>
            <text:p text:style-name="P5"><text:s text:c="5"/><text:span text:style-name="T8">{- Exp ::<text:s/></text:span><text:span text:style-name="T18">*</text:span><text:span text:style-name="T8"><text:s/>-&gt;<text:s/></text:span><text:span text:style-name="T18">* -}</text:span><text:span text:style-name="T6"><text:s/></text:span><text:tab/>App :: Exp (t<text:span text:style-name="T11">1</text:span><text:s/>-&gt; t<text:span text:style-name="T11">2</text:span>) -&gt; Exp t<text:span text:style-name="T11">1</text:span><text:s/>-&gt; Exp t<text:span text:style-name="T11">2</text:span></text:p>
            <text:p text:style-name="P5"/>
            <text:p text:style-name="P5"><text:span text:style-name="T7">-- using fixpoint<text:s/></text:span>(Rec1)<text:span text:style-name="T7"><text:s/>over non-recursive base structure<text:s/></text:span>(ExpF)</text:p>
            <text:p text:style-name="P5">data ExpF r t where<text:tab/>Lam :: (r t<text:span text:style-name="T11">1</text:span><text:s/>-&gt; r t<text:span text:style-name="T11">2</text:span>) -&gt; ExpF r (t<text:span text:style-name="T11">1</text:span><text:s/>-&gt; t<text:span text:style-name="T11">2</text:span>)</text:p>
            <text:p text:style-name="P5"><text:span text:style-name="T8"><text:s text:c="11"/>{- r ::<text:s/></text:span><text:span text:style-name="T18">*</text:span><text:span text:style-name="T8"><text:s/>-&gt;<text:s/></text:span><text:span text:style-name="T18">* -}</text:span><text:tab/>App :: r (t1 -&gt; t2) -&gt; r t1 -&gt; ExpF r t2</text:p>
            <text:p text:style-name="P5">type Exp' a t = Rec1 ExpF a t<text:tab/><text:span text:style-name="T8">-- (Exp' a t) might contain Inverse</text:span></text:p>
            <text:p text:style-name="P5">type Exp t = forall a . Exp' a t<text:tab/><text:span text:style-name="T8">-- (Exp t) does not contain Inverse</text:span></text:p>
            <text:p text:style-name="P5"/>
            <text:p text:style-name="P5">lam ::<text:s/><text:span text:style-name="T9">(forall a . Exp' a t</text:span><text:span text:style-name="T19">1</text:span><text:span text:style-name="T9"><text:s/>-&gt; Exp' a t</text:span><text:span text:style-name="T19">2</text:span><text:span text:style-name="T9">)</text:span><text:s/>-&gt; Exp (t<text:span text:style-name="T11">1</text:span><text:s/>-&gt; t<text:span text:style-name="T11">2</text:span>)</text:p>
            <text:p text:style-name="P5">lam<text:s/><text:span text:style-name="T9"><text:s/>f<text:s/></text:span><text:s/>= Roll1 (Lam f )<text:tab/><text:tab/><text:span text:style-name="T8">--</text:span><text:span text:style-name="T10"><text:s/>f<text:s/></text:span><text:span text:style-name="T8"><text:s/>can handle Inverse containg values</text:span></text:p>
            <text:p text:style-name="P5"><text:tab/><text:tab/><text:tab/><text:tab/><text:span text:style-name="T8">-- but can never examine its content</text:span></text:p>
            <text:p text:style-name="P5">app :: Exp (t<text:span text:style-name="T11">1</text:span><text:s/>-&gt; t<text:span text:style-name="T11">2</text:span>) -&gt; Exp t<text:span text:style-name="T11">1</text:span><text:s/>-&gt; Exp t<text:span text:style-name="T11">2</text:span></text:p>
            <text:p text:style-name="P5">app e<text:span text:style-name="T11">1</text:span><text:s/>e<text:span text:style-name="T11">2</text:span><text:s text:c="2"/>= Roll1 (App e<text:span text:style-name="T11">1</text:span><text:s/>e<text:span text:style-name="T11">2</text:span>)<text:tab/></text:p>
          </draw:text-box>
        </draw:frame>
        <presentation:notes>
          <draw:frame presentation:style-name="pr3" xml:id="shape-43" draw:id="shape-43" draw:layer="" svg:width="489.57000000000pt" svg:height="356.37000000000pt" svg:x="62.22000000000pt" svg:y="374.46000000000pt" presentation:class="notes">
            <draw:text-box>
              <text:p text:style-name="P6"/>
            </draw:text-box>
          </draw:frame>
          <draw:page-thumbnail draw:style-name="gr10" xml:id="shape-44" draw:id="shape-44" draw:layer="" svg:width="396.28000000000pt" svg:height="296.96000000000pt" svg:x="108.00000000000pt" svg:y="60.18000000000pt" presentation:class="page" draw:page-number="6"/>
        </presentation:notes>
      </draw:page>
      <draw:page draw:name="page7" draw:id="page7" xml:id="page7" draw:master-page-name="Default1" draw:style-name="dp3" presentation:presentation-page-layout-name="pl8">
        <draw:layer-set>
          <draw:layer draw:name=""/>
        </draw:layer-set>
        <draw:frame draw:style-name="gr8" xml:id="shape-45" draw:id="shape-45" draw:layer="" svg:width="542.19011406844pt" svg:height="301.00000000000pt" svg:x="68.00000000000pt" svg:y="146.66666666667pt" presentation:class="outline">
          <draw:text-box>
            <text:p text:style-name="P5">newtype Id a = MkId { unId :: a }</text:p>
            <text:p text:style-name="P5"/>
            <text:p text:style-name="P5">evalHOAS :: Exp t -&gt; Id t</text:p>
            <text:p text:style-name="P5">evalHOAS e = msfit1 phi e where</text:p>
            <text:p text:style-name="P5"><text:s text:c="2"/>phi :: Phi ExpF Id</text:p>
            <text:p text:style-name="P5"><text:s text:c="2"/>phi inv ev (Lam f ) = MkId(\v -&gt; unId(ev (f (inv (MkId v)))))</text:p>
            <text:p text:style-name="P5"><text:s text:c="2"/>phi inv ev (App e<text:span text:style-name="T11">1</text:span><text:s/>e<text:span text:style-name="T11">2</text:span>) = MkId(unId(ev e<text:span text:style-name="T11">1</text:span>) (unId(ev e<text:span text:style-name="T11">2</text:span>)))</text:p>
            <text:p text:style-name="P5"/>
            <text:p text:style-name="P5">type Phi f a = forall r.<text:tab/>(forall i. a i -&gt; r a i) -&gt;</text:p>
            <text:p text:style-name="P5"><text:tab/><text:tab/><text:tab/>(forall i. r a i -&gt; a i) -&gt;</text:p>
            <text:p text:style-name="P5"><text:tab/><text:tab/><text:tab/>(forall i. f (r a) i -&gt; a i)</text:p>
            <text:p text:style-name="P5"/>
          </draw:text-box>
        </draw:frame>
        <draw:frame draw:style-name="gr8" xml:id="shape-46" draw:id="shape-46" draw:layer="" svg:width="612.00000000000pt" svg:height="89.41439187282pt" svg:x="34.00000000000pt" svg:y="25.50000000000pt" presentation:class="title">
          <draw:text-box>
            <text:p text:style-name="P3"><text:span text:style-name="T20">Evaluating Simply-Typed HOAS</text:span></text:p>
            <text:p text:style-name="P3"><text:span text:style-name="T20">using<text:s/></text:span><text:span text:style-name="T14">msfit1</text:span><text:span text:style-name="T20"><text:s/>at kind *→*</text:span></text:p>
          </draw:text-box>
        </draw:frame>
        <presentation:notes>
          <draw:frame presentation:style-name="pr3" xml:id="shape-47" draw:id="shape-47" draw:layer="" svg:width="489.57000000000pt" svg:height="356.37000000000pt" svg:x="62.22000000000pt" svg:y="374.46000000000pt" presentation:class="notes">
            <draw:text-box>
              <text:p text:style-name="P6"/>
            </draw:text-box>
          </draw:frame>
          <draw:page-thumbnail draw:style-name="gr10" xml:id="shape-48" draw:id="shape-48" draw:layer="" svg:width="396.28000000000pt" svg:height="296.96000000000pt" svg:x="108.00000000000pt" svg:y="60.18000000000pt" presentation:class="page" draw:page-number="7"/>
        </presentation:notes>
      </draw:page>
      <draw:page draw:name="page8" draw:id="page8" xml:id="page8" draw:master-page-name="Default1" draw:style-name="dp3" presentation:presentation-page-layout-name="pl3">
        <draw:layer-set>
          <draw:layer draw:name=""/>
        </draw:layer-set>
        <draw:frame draw:style-name="gr11" xml:id="shape-49" draw:id="shape-49" draw:layer="" svg:width="612.00000000000pt" svg:height="81.60000000000pt" svg:x="34.00000000000pt" svg:y="25.50000000000pt" presentation:class="title">
          <draw:text-box>
            <text:p text:style-name="P3"><text:span text:style-name="T6">Why does<text:s/></text:span><text:span text:style-name="T15">msfit1</text:span><text:span text:style-name="T6"><text:s/>terminate?</text:span></text:p>
          </draw:text-box>
        </draw:frame>
        <draw:frame draw:style-name="gr11" xml:id="shape-50" draw:id="shape-50" draw:layer="" svg:width="544.00000000000pt" svg:height="311.10000000000pt" svg:x="68.00000000000pt" svg:y="122.40000000000pt" presentation:class="subtitle">
          <draw:text-box>
            <text:p text:style-name="P5">TODO</text:p>
          </draw:text-box>
        </draw:frame>
        <presentation:notes>
          <draw:frame presentation:style-name="pr2" xml:id="shape-51" draw:id="shape-51" draw:layer="" svg:width="489.57000000000pt" svg:height="356.37000000000pt" svg:x="62.22000000000pt" svg:y="374.46000000000pt" presentation:class="notes">
            <draw:text-box>
              <text:p text:style-name="P8"/>
            </draw:text-box>
          </draw:frame>
          <draw:page-thumbnail draw:style-name="gr10" xml:id="shape-52" draw:id="shape-52"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3">
        <draw:layer-set>
          <draw:layer draw:name=""/>
        </draw:layer-set>
        <draw:frame draw:style-name="gr11" xml:id="shape-53" draw:id="shape-53" draw:layer="" svg:width="544.00000000000pt" svg:height="311.10000000000pt" svg:x="68.00000000000pt" svg:y="122.40000000000pt" presentation:class="subtitle">
          <draw:text-box>
            <text:p text:style-name="P5">TODO</text:p>
          </draw:text-box>
        </draw:frame>
        <draw:frame draw:style-name="gr8" xml:id="shape-54" draw:id="shape-54" draw:layer="" svg:width="612.00000000000pt" svg:height="81.60000000000pt" svg:x="34.00000000000pt" svg:y="25.50000000000pt" presentation:class="title">
          <draw:text-box>
            <text:p text:style-name="P3"><text:span text:style-name="T6">Questions?</text:span></text:p>
          </draw:text-box>
        </draw:frame>
        <presentation:notes>
          <draw:frame presentation:style-name="pr3" xml:id="shape-55" draw:id="shape-55" draw:layer="" svg:width="489.57000000000pt" svg:height="356.37000000000pt" svg:x="62.22000000000pt" svg:y="374.46000000000pt" presentation:class="notes">
            <draw:text-box>
              <text:p text:style-name="P6"/>
            </draw:text-box>
          </draw:frame>
          <draw:page-thumbnail draw:style-name="gr10" xml:id="shape-56" draw:id="shape-56" draw:layer="" svg:width="396.28000000000pt" svg:height="296.96000000000pt" svg:x="108.00000000000pt" svg:y="60.18000000000pt" presentation:class="page" draw:page-number="9"/>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Comic Sans MS"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10"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line-height="100%" fo:margin="0.000000000000000pt" fo:text-align="start" fo:text-indent="0.000000000000000pt" style:font-independent-line-spacing="false"/>
      <style:text-properties fo:background-color="transparent" fo:color="#000000" fo:country="US" fo:font-family="Gentium Basic" fo:font-size="20.000000000000000pt"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101" style:display-name="Contents 10" style:family="paragraph">
      <style:paragraph-properties fo:margin-left="72.000000000000000pt"/>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21"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keep-together="auto" fo:margin-left="0.000000000000000pt" fo:margin-right="0.000000000000000pt"/>
      <style:text-properties fo:font-style="normal"/>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80789081541pt" svg:height="113.16789147100pt" svg:x="0.00000000000pt" svg:y="396.70200000000pt" svg:viewBox="0 0 681 113" svg:d="M580.015 62.1321L583.071 62.1321L583.071 85.3826L584.78 85.3826L584.78 59.9249L591.986 59.9249L591.986 64.0671C593.276 63.6136 594.931 63.528 596.784 64.7323L596.784 63.8252L601.211 56.2061L603.41 56.1758L603.41 52.8801L607.198 52.8801L607.198 50.9454L603.932 50.9454L603.932 49.615L605.062 49.615C604.308 48.587 605.244 47.8614 605.244 47.8614L606.16 47.8614C607.058 48.4399 606.776 49.2241 606.557 49.615L607.198 49.615L607.198 47.1358L603.993 47.1358L603.993 45.7749L605.031 45.7749C604.514 44.7964 605.398 44.1425 605.398 44.1425L606.343 44.1425C607.137 44.6623 607.047 45.3208 606.862 45.7749L607.198 45.7749L607.168 43.2962L603.932 43.2962L603.932 41.9655L604.908 41.9655C604.453 41.0486 605.244 40.424 605.244 40.424L606.069 40.424C606.771 40.9135 606.692 41.5402 606.527 41.9655L607.168 41.9655L607.168 39.4561L604.054 39.4561L604.054 38.2467L603.809 38.2467L603.655 37.521L603.655 36.7653L603.777 36.2814L604.604 36.2514L604.786 36.493L604.786 37.612L605.67 37.6421L605.701 38.0652L605.398 38.0953L605.398 37.8538L604.695 37.8538L604.634 38.1256L607.168 38.1256L607.168 35.5862L603.932 35.5862L603.932 34.2254L607.168 34.2254L607.168 33.8932L607.107 33.8932C607.107 33.8932 604.007 33.7829 603.41 33.3789C603.428 32.424 603.41 32.4116 603.41 32.4116C603.41 32.4116 603.617 32.201 604.177 32.1091C604.232 32.1274 604.208 31.8974 604.208 31.8974L603.686 31.8974L603.44 31.6557L603.44 27.7555L603.107 27.7555C603.107 27.7555 602.905 27.6412 602.833 27.453L602.833 22.4036C602.833 22.4036 603.112 22.0607 603.471 21.9503C603.451 21.9307 603.471 18.5034 603.471 18.5034C603.868 17.8623 605.637 17.634 606.831 17.4754L606.831 17.2036C606.831 17.2036 605.794 17.1521 605.611 16.9312C605.591 16.9312 605.233 16.6076 605.214 16.4777C605.2 16.4518 605.214 14.1195 605.214 14.1195C605.353 13.881 606.404 13.4586 607.382 13.394L608.664 13.394L608.419 10.7332L608.419 10.7029L607.933 5.07941L607.842 5.07941L607.872 4.32355L607.811 3.77931L607.872 3.77931L607.872 3.71887L611.474 3.77931L611.474 3.83979L611.534 3.83979L611.198 7.37723L611.198 7.80051L611.167 7.80051L610.956 10.1289L610.956 10.7332L610.894 10.7332L610.652 13.394L611.934 13.394C612.907 13.4586 613.992 13.8506 614.131 14.0892C614.131 14.0892 614.144 16.4518 614.131 16.4777C614.112 16.6076 613.753 16.9312 613.733 16.9312C613.551 17.152 612.514 17.2036 612.514 17.2036L612.514 17.4754C613.705 17.634 615.475 17.8624 615.869 18.5034C615.869 18.5034 615.889 21.9307 615.869 21.9503C616.232 22.0607 616.514 22.4036 616.514 22.4036L616.514 27.453C616.442 27.6412 616.238 27.7555 616.238 27.7555L615.901 27.7555L615.901 31.6557L615.657 31.8672L615.141 31.8672C615.141 31.8672 615.116 32.1274 615.17 32.1091C615.723 32.201 615.901 32.3812 615.901 32.3812C615.901 32.3812 615.913 32.424 615.931 33.3789C615.34 33.7829 612.209 33.8932 612.209 33.8932L612.117 33.8932L612.117 34.2254L615.413 34.2254L615.413 35.5862L612.117 35.5862L612.117 38.1256L612.544 38.1256C612.406 37.3795 612.877 36.8861 612.877 36.8861L613.552 36.8861C613.986 37.2589 614.061 37.7369 614.009 38.1256L615.505 38.1256L615.505 39.4561L612.117 39.4561L612.117 41.9353L613.794 41.9353C613.097 40.8779 613.918 40.1209 613.918 40.1209L614.681 40.1209C615.463 40.7192 615.206 41.5562 615.019 41.9353L615.384 41.9353L615.384 43.2962L612.117 43.2962L612.147 45.7749L615.474 45.7749L615.474 47.1358L612.147 47.1358L612.147 49.5849L613.672 49.5849C612.707 48.4989 613.764 47.7404 613.764 47.7404L614.712 47.7404C615.765 48.3854 615.3 49.265 615.081 49.5849L615.413 49.5849L615.413 50.9454L612.147 50.9454L612.147 52.8801L615.901 52.8801L615.901 66.0019L616.299 68.7536L617.736 68.844L617.736 79.1844L618.897 79.1844L619.508 76.7959L620.361 78.9424L620.361 64.3392L622.807 64.3392L622.807 61.3156L623.845 61.3156L623.845 41.1493L635.571 33.8628L635.51 62.9787L639.115 60.9227L639.115 84.8082L640.127 84.8082L640.127 70.5675C640.499 69.3487 640.867 68.3978 641.252 67.6649L641.252 63.3109L644.368 63.3109L644.368 55.9641L646.232 50.5523L648.582 46.7727L650.843 50.3707L652.768 56.2966L652.768 62.5856L657.167 62.5856L657.167 74.1654L658.356 74.1654L658.356 85.3826L658.876 85.3826L658.876 71.8071L663.031 71.8071L663.031 85.3826L663.425 85.3826L663.425 71.1416L665.902 71.1416L665.902 67.2719L670.636 67.2719L670.636 85.3826L673.356 85.3826L673.356 74.7699L675.371 74.7699L675.371 63.0092L680.808 63.0092L680.533 94.6648L680.533 113.168L1.0417e-13 113.168L0 62.8274L0.222022 62.8274L0.222022 73.4701L1.44374 73.4701L1.44374 60.3178L6.02517 60.3178L6.02517 58.6854L5.3532 58.6854L5.3532 50.2801L6.63597 50.2801L6.63597 48.8892L7.24685 48.8892L8.98779 46.0474L8.98779 43.4171L11.0341 37.4905L11.0341 36.4025L11.0646 37.4905L12.9584 43.4171L12.9584 46.0474L14.6993 48.9195L15.3103 48.9195L15.3103 50.2801L16.5929 50.2801L16.5929 58.6854L15.9212 58.6854L15.9212 59.8343L18.5783 59.8343L18.5783 71.4746L20.8078 71.4746L20.8078 71.5654L21.4493 71.5654L21.4493 64.6417L21.6021 64.6417L21.6021 59.7132L27.7105 59.7132L27.7105 47.2265C27.7105 45.4297 30.2101 41.1039 33.3305 41.0283C36.598 40.9491 39.1567 45.5353 39.225 47.2265C39.2297 47.3451 39.2266 61.922 39.225 73.1674L39.9581 73.1674L39.9581 62.9485L41.7906 62.9485L41.7906 62.0414L44.173 62.0414L44.173 55.6618L48.3881 55.6618L48.3881 62.0414L51.4728 62.0414L51.4728 85.3826L51.5644 85.3826L51.5644 64.1578L53.4884 60.8321L55.3517 64.037L55.3517 85.3826L55.4739 85.3826L55.4739 69.8723L55.5655 69.8723L55.5655 64.3696L61.0022 64.3696L60.9409 69.8723L61.2767 69.8723L61.2767 68.2696L66.6218 66.8485L66.6218 85.3826L67.4161 85.3826L67.4161 64.1578L68.6683 64.1578L68.6683 64.037C68.6683 64.037 71.2338 60.9491 74.8072 62.1926L74.8072 61.9506L82.0156 61.9506L82.0156 66.9394L83.5733 66.9394L86.7801 78.8216L86.7801 65.8206L91.2396 57.0223L94.9656 56.9617L99.028 65.1555L99.028 75.1632L99.883 77.3099L99.883 85.08L101.165 85.08L101.165 70.8697L103.18 70.8697L104.8 60.2271L106.329 70.7792L107.732 70.8697L107.732 73.0467L107.884 73.0467L107.884 84.8082L109.929 84.8082L109.929 64.3994L112.803 64.3994L112.803 63.3413L117.781 63.3413L117.781 66.9394L119.401 66.9394L119.401 79.6075L120.682 79.6075L120.682 61.4062L121.479 61.4062L121.479 34.8908L124.745 25.3366L128.868 18.7152L132.871 25.0341L136.261 35.4653L136.261 60.7109L136.599 60.7109L136.599 70.0536C137.358 71.3055 137.85 72.5632 137.85 72.5632L137.85 76.7053C137.999 76.6939 138.156 76.6852 138.305 76.675L138.305 69.9326L140.748 69.9326L140.779 67.8464L141.117 65.2462L141.422 66.637L141.422 33.3789L144.506 33.3789L144.506 36.2814L151.776 36.2814L151.776 33.3489L154.646 33.3489L154.646 70.4161C154.694 70.4118 154.748 70.4157 154.799 70.4161L154.799 61.1343L160.235 61.1343L160.205 66.2437L162.433 67.5441L163.017 65.8813L162.892 67.8161L166.131 69.6602L166.131 76.7959L166.59 76.7959L168.726 69.8418L169.977 67.2415L169.764 69.7811L170.681 69.7811L170.681 66.1532L174.867 66.1532C174.924 65.8476 174.976 65.5752 175.018 65.5486C175.395 65.0813 175.032 65.6579 174.806 64.9741C174.78 64.8239 175.118 62.7233 175.537 62.5251C175.748 62.4669 178.72 61.9269 180.335 61.8904C180.287 61.9084 184.119 61.8904 184.119 61.8904C184.119 61.8904 189.605 62.4898 192.611 63.765L194.412 60.983L197.221 61.0437L200.427 65.2767L200.581 68.7536C202.271 70.2345 204.553 72.3706 205.713 74.3769L206.449 74.1959L206.449 64.7626L213.623 64.7626L213.623 72.4117L215.366 71.9887L215.366 66.9699L221.045 66.9699L221.045 70.5675L221.842 70.356L221.842 69.6602L223.215 70.0233L223.704 69.9023L223.704 61.1947L224.528 56.1456L224.284 56.1758L224.314 56.0248L224.559 55.9946L224.833 54.6337L224.985 53.5151L225.077 54.6643L225.32 55.9341L225.566 55.9341L225.566 56.0851L225.352 56.1154L225.597 57.1433L226.393 59.5019L226.911 59.5019L229.173 51.5499L231.584 59.5019L232.073 59.5019L232.502 57.1433L232.715 56.2665L232.441 56.2365L232.411 56.0548L232.746 56.0548L233.051 54.3314L233.172 53.3944L233.295 54.3619L233.568 56.0548L233.844 56.0548L233.874 56.2665L233.599 56.2365L234.394 61.1947L234.394 64.6417L234.974 63.6739L236.653 66.5766L242.427 66.5766L242.427 65.7602L248.506 65.7602L248.506 66.5766L249.726 66.5766L249.726 63.2506L259.531 63.2506L259.531 66.5766L260.081 66.5766C259.902 65.2397 260.66 65.4277 260.66 65.4277C261.012 65.4266 260.966 66.2136 260.966 66.2136L262.249 66.2136C262.249 65.9623 262.345 65.5983 262.188 65.3672C261.855 64.879 261.857 64.3279 262.433 64.0973C263.568 64.45 262.706 65.4277 262.706 65.4277L262.706 66.1834L263.959 66.2136C263.907 65.3247 264.501 65.3896 264.479 65.3972C265.093 65.3461 264.936 66.3347 264.936 66.3347L264.936 66.8182L269.885 66.8182L269.885 62.646L276.452 62.646L276.452 66.8182L278.284 66.8182L278.284 64.7626L286.288 64.7626L286.288 66.8182L290.042 66.8182L290.042 64.9741L290.409 64.9741L290.409 61.1343L291.234 56.0851L290.988 56.1154L291.018 55.9341L291.265 55.9041L291.508 54.5732L291.691 53.4242L291.784 54.5732L292.028 55.8432L292.272 55.8736L292.272 56.0248L292.059 56.0248L292.303 57.0525L292.731 58.5945L293.861 58.5945L295.848 51.4591L298.107 59.4713L298.777 59.4713L299.204 57.0525L299.419 56.2061L299.143 56.1758L299.113 55.9946L299.449 55.9946L299.724 54.271L299.878 53.3033L299.969 54.271L300.274 55.9946L300.55 55.9946L300.58 56.1758L300.306 56.1758L301.098 61.1343L301.129 70.0536L302.229 70.3257L302.229 64.0671L309.04 67.9675L309.04 72.0187L311.942 72.7445L311.942 68.088L313.561 68.088L313.561 64.4903L318.538 64.4903L318.538 65.6391C320.063 64.7149 322.532 64.0211 325.378 66.4557C325.368 66.8332 325.355 68.2586 325.35 69.5092L326.541 61.3763L327.822 69.8723L331.825 69.8723L332.313 71.656L332.313 66.2743L336.407 59.2899L340.101 59.3504L344.561 66.9699L344.561 80.2424L346.609 80.2424L347.189 77.854L348.136 80.2125L348.136 81.7241L349.327 82.0265L349.327 63.0692L356.534 63.0692L356.534 83.8406L358.214 84.2334L358.214 67.3323L358.244 67.3323L358.244 65.2767L363.926 65.2767L363.926 67.3323L364.508 67.3323L364.508 85.3826L364.753 85.3826L364.753 67.9976L368.935 69.0857L368.935 64.3392L375.959 64.3392L375.959 69.2979L375.989 69.2979L375.989 65.1857L377.762 62.1622L377.762 58.7762L377.06 58.7762L377.06 57.4457L377.732 57.4457C377.732 57.4457 377.889 55.0603 380.45 54.6337C380.48 54.6288 380.742 52.7685 380.694 52.3057C380.417 52.2089 380.235 51.9827 380.235 51.7314C380.223 51.4139 380.5 51.1408 380.878 51.0966L380.939 49.2823L380.999 51.0966C381.411 51.1022 381.739 51.3864 381.731 51.7314C381.726 51.9889 381.532 52.2172 381.243 52.3057C381.204 52.8343 381.367 54.5659 381.396 54.5732C383.958 55.2195 384.297 57.4457 384.297 57.4457L385.001 57.4457L385.001 58.7155L384.267 58.7155L384.236 63.6439L384.847 63.6439L384.847 66.8485L385.306 66.8485L385.306 64.0671L388.362 64.0671L388.362 62.2531L387.657 62.2531L387.657 60.9227L388.331 60.9227C388.331 60.9227 388.49 58.5372 391.046 58.1108C391.077 58.1058 391.339 56.2454 391.291 55.7827C391.013 55.686 390.833 55.4596 390.833 55.2081C390.825 54.882 391.115 54.6053 391.506 54.5732L391.537 52.7593L391.628 54.5732C392.028 54.5929 392.337 54.8729 392.33 55.2081C392.323 55.4658 392.129 55.6941 391.842 55.7827C391.803 56.311 391.965 58.0431 391.995 58.0505C392.935 58.2878 393.573 58.7535 394.01 59.2294L395.382 59.2294L395.382 60.9227L395.596 60.9227L395.596 61.5573L402.442 61.5573L402.442 63.4623L404.823 63.4623L404.823 64.0671L407.969 64.0671L407.969 61.467L407.297 61.467L407.297 60.2271L407.939 60.2271C407.939 60.2271 408.099 58.0492 410.564 57.6575C410.592 57.6526 410.84 56.0066 410.807 55.5408C410.527 55.4541 410.344 55.2371 410.349 54.9967C410.346 54.702 410.625 54.4535 410.991 54.4221L411.021 52.7593L411.114 54.4221C411.491 54.4416 411.789 54.6933 411.788 54.9967C411.788 55.2433 411.588 55.4622 411.297 55.5408C411.263 56.0351 411.451 57.5902 411.479 57.5968C412.531 57.8496 413.173 58.3566 413.59 58.8667L413.59 58.8061L416.46 58.8061L416.46 57.5064L417.1 57.5064C417.1 57.5064 417.259 55.1209 419.82 54.6943C419.852 54.6889 420.178 52.6125 420.095 52.2755C419.793 52.1831 419.595 51.9396 419.606 51.671C419.616 51.3561 419.904 51.0972 420.278 51.0662L420.308 49.222L420.4 51.0358C420.798 51.0553 421.108 51.3355 421.1 51.671C421.094 51.9285 420.9 52.1567 420.615 52.2453C420.542 52.6264 420.764 54.6263 420.796 54.6337C423.355 55.2803 423.696 57.5064 423.696 57.5064L424.401 57.5064L424.401 58.7762L423.666 58.7762L423.666 59.5019L429.47 59.5019L429.47 67.1209C429.76 67.1559 430.077 67.2049 430.173 67.2719C430.174 67.2678 430.173 68.6628 430.173 68.6628C430.173 68.6822 430.175 76.0867 430.173 82.6313L432.922 82.6313L432.922 63.281L433.93 63.281L433.93 62.4947L435.335 62.4947L435.335 56.9015L439.55 56.9015L439.55 62.4947L440.22 62.4947L440.22 63.281L442.635 63.281L442.635 71.1416L446.635 71.1416L446.635 71.0814L453.447 71.0814L453.447 75.4051L457.142 75.4051L458.058 72.7746L459.161 75.4051L459.161 81.2706L459.831 81.2706L459.831 65.2767C459.831 65.2767 463.562 60.7497 468.291 64.7927C468.29 64.8225 468.291 64.9982 468.291 65.0346L469.786 65.0346L469.786 62.7367L469.361 62.4039L469.361 61.8904L469.817 61.8904L469.817 61.7087L470.003 61.7087L469.972 61.5879L469.817 61.5879L469.634 61.4062L469.634 61.225L470.125 60.953L470.125 60.3178L470.337 60.3178C470.684 57.4319 472.421 51.8804 477.607 50.0684L477.607 49.6753L477.82 49.6753L477.82 49.4034C477.82 49.4034 477.418 49.4601 477.362 49.1917C477.362 49.1215 477.346 48.902 477.607 48.7987L477.759 48.7684L477.759 47.9519L477.882 47.9519L477.882 47.4986L478.033 47.4986L478.033 47.8916L478.368 47.8916L478.368 47.1661L478.184 47.1661L478.184 46.7427L478.551 46.7427L478.551 43.5982L478.154 43.2658L478.154 43.0237L478.581 43.0237L478.581 42.0565L478.98 42.4494L478.98 42.9331L479.286 42.9331L479.286 41.1192L478.888 41.1192L478.888 40.8169L479.102 40.8169L479.102 39.8492C479.102 39.8492 479.637 39.033 479.957 39.033L479.957 38.7304L479.682 38.5795L479.682 38.4586L479.988 38.4586L479.988 37.7023L480.201 37.7023C480.201 37.7023 480.01 37.5575 479.988 37.4306L479.988 37.1279C479.988 37.1279 480.076 37.0134 480.169 37.0072C480.276 36.9999 480.292 36.9768 480.292 36.9768L480.292 36.8257C479.39 36.3867 480.104 35.5596 480.292 35.6466L480.323 34.0743L480.475 33.2578L480.598 34.0743L480.628 35.6466C480.817 35.5596 481.533 36.3867 480.628 36.8257L480.628 36.9768C480.628 36.9768 480.644 36.9999 480.75 37.0072C480.846 37.0134 480.934 37.1279 480.934 37.1279L480.934 37.4306C480.912 37.5575 480.72 37.7023 480.72 37.7023L480.934 37.7023L480.934 38.4586L481.241 38.4586L481.241 38.5795L480.965 38.7304L480.965 39.033C481.284 39.033 481.821 39.8492 481.821 39.8492L481.821 40.8169L482.034 40.8169L482.034 41.1192L481.638 41.1192L481.638 42.9331L481.943 42.9331L481.943 42.4494L482.34 42.0565L482.34 43.0237L482.768 43.0237L482.768 43.2658L482.371 43.5982L482.371 46.7427L482.738 46.7427L482.738 47.1661L482.554 47.1661L482.554 47.8916L482.89 47.8916L482.89 47.4986L483.044 47.4986L483.044 47.9519L483.166 47.9519L483.166 48.7684L483.317 48.7987C483.577 48.902 483.563 49.1215 483.563 49.1917C483.505 49.4601 483.105 49.4034 483.105 49.4034L483.105 49.6753L483.317 49.6753L483.317 50.0684C488.503 51.8804 490.242 57.4319 490.586 60.3178L490.799 60.3178L490.799 60.953L491.289 61.225L491.289 61.4062L491.105 61.5879L490.982 61.5879L490.921 61.7087L491.105 61.7087L491.105 61.8904L491.564 61.8904L491.564 62.4039L491.136 62.7367L491.136 65.5787L492.238 65.5787L493.273 65.8813L493.945 66.3044L493.945 66.5464L493.795 66.6067L493.795 67.5744L494.374 67.7859L494.374 67.9371L494.679 67.9371L494.679 68.7837L498.713 69.8418L498.713 60.1367L501.766 60.1367L501.766 53.7572L506.009 53.7572L506.009 60.1367L508.392 60.1367L508.392 64.5507L509.22 65.9417L509.22 81.2101L510.621 81.2101L510.621 80.8471L511.846 80.8471L511.846 62.646L512.149 62.646L512.149 59.9249L520.154 59.9249L520.154 64.7323L520.792 64.7323L520.792 67.6346L521.435 67.6346L521.435 61.9506L521.954 61.9506L521.954 57.8082L528.552 57.8082L528.552 62.2229L531.851 62.2229L531.851 65.1255L532.003 65.1255L532.003 64.702L532.246 64.702L532.246 64.3994L532.033 64.3994L532.033 64.0671L532.215 64.0671L532.215 63.7345L532.369 63.7345L532.338 63.6136L532.521 63.6136L532.521 63.0692L532.797 62.6763L532.797 61.9506L533.287 61.1343L533.408 61.1343C533.408 61.1343 533.458 60.6875 533.681 60.6506C533.681 60.632 533.681 60.3481 533.681 60.3481C533.483 60.3219 533.404 59.9519 533.681 59.8343C533.682 59.8349 533.678 59.5328 533.681 59.5318C533.362 59.4324 533.363 58.9115 533.804 58.8972C534.244 58.9123 534.216 59.4324 533.895 59.5318C533.896 59.5328 533.892 59.8349 533.895 59.8343C534.172 59.9519 534.092 60.3218 533.895 60.3481C533.895 60.3481 533.895 60.632 533.895 60.6506C534.118 60.6875 534.169 61.1343 534.169 61.1343L534.293 61.1343L534.782 61.9506L534.782 62.6763L535.055 63.0692L535.055 63.6136L535.238 63.6136L535.209 63.7345L535.362 63.7345L535.362 64.0671L535.544 64.0671L535.544 64.3994L535.331 64.3994L535.331 64.702L535.574 64.702L535.574 65.1555L535.85 65.1555L535.85 65.5787L535.666 65.5787L535.666 66.8788L535.911 67.302L536.154 67.302L536.154 66.8788L536.003 66.8788L536.003 66.6067L536.154 66.6067L536.154 66.2743L536.43 66.2743L536.43 66.6067L536.613 66.6067L536.613 66.637L538.906 66.637L538.906 58.4131L547.765 58.4131C548.216 36.9635 551.52 13.2399 562.454 0.151171C562.302 -0.00031927 564.746 5.62517e-09 564.746 5.62517e-09C576.334 11.5598 579.662 38.6255 580.015 62.1321M604.238 41.6935L603.563 41.6935L603.44 42.0865L602.65 42.0865L602.498 41.3608L602.498 40.6352L602.65 40.1209L603.44 40.0907L603.625 40.363L603.625 41.4518L604.514 41.4818L604.544 41.9051L604.238 41.9655L604.238 41.6935M614.65 43.7494C615.947 44.5416 614.897 45.7447 614.897 45.7447C614.897 45.7447 613.667 45.6454 613.643 45.6847C612.542 44.5546 613.703 43.7494 613.703 43.7494L614.65 43.7494M603.471 44.1122L603.471 45.2309L604.362 45.2613L604.392 45.6847L604.086 45.7147L604.086 45.4729L603.379 45.4729L603.257 45.8658L602.498 45.8658L602.345 45.1403L602.345 44.3843L602.467 43.9006L603.257 43.8704L603.471 44.1122M603.686 47.9824L603.686 49.1009L604.604 49.1009L604.604 49.5546L604.3 49.5849L604.3 49.3125L603.625 49.3125L603.501 49.7058L602.712 49.7359L602.559 49.0103L602.559 48.2544L602.712 47.7404L603.501 47.7102L603.686 47.9824M531.851 66.9699L531.912 66.8788L531.912 65.5787L531.851 65.5787L531.851 66.9699M536.43 67.6346L536.491 67.6346L536.491 66.8788L536.43 66.8788L536.43 67.6346M236.899 85.3826L242.427 85.3826L242.427 70.3257L236.899 70.3257L236.899 85.3826M248.506 85.3826L249.726 85.3826L249.726 70.3257L248.506 70.3257L248.506 85.3826M259.531 85.3826L261.211 85.3826L261.272 77.9146L263.502 77.9146L263.502 74.3769L269.059 74.3769L269.059 85.3826L269.885 85.3826L269.885 70.3257L259.531 70.3257L259.531 85.3826M276.452 74.3167L277.885 74.3167L277.885 85.3826L278.284 85.3826L278.284 70.3257L276.452 70.3257L276.452 74.3167M286.288 77.3099L288.426 77.3099L288.426 85.3826L290.042 85.3826L290.042 70.3257L286.288 70.3257L286.288 77.3099M301.129 70.9607L301.804 71.1416C301.512 70.8928 301.329 70.7439 301.129 70.5675L301.129 70.9607M301.129 73.5609C301.146 73.6178 301.172 73.6534 301.19 73.712L301.19 85.3826L302.229 85.3826L302.229 72.8053C301.857 72.438 301.511 72.0928 301.129 71.7165L301.129 73.5609M167.994 76.7959L169.063 76.7959L169.063 72.835L167.994 76.7959M221.045 74.0142L221.045 85.3826L221.842 85.3826L221.842 73.2584C221.582 73.5143 221.304 73.7632 221.045 74.0142M213.623 80.9682L213.623 85.3826L215.366 85.3826L215.366 79.396C214.781 79.929 214.196 80.4644 213.623 80.9682M310.565 85.3826L311.942 85.3826L311.942 81.9055C311.491 81.5164 311.025 81.1339 310.565 80.7264L310.565 85.3826M178.073 81.2706L178.287 81.2101C178.287 81.0773 178.287 80.8241 178.287 80.817C178.283 80.8189 178.148 80.8128 178.073 80.8169L178.073 81.2706M178.287 80.817C178.287 80.8169 178.287 80.8169 178.287 80.8169C178.287 80.817 178.287 80.817 178.287 80.817M38.7364 85.3826L39.0722 85.3826L39.0722 85.3522L38.7364 85.3522L38.7364 85.3826"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63722994469pt" svg:height="86.54844088267pt" svg:x="36.26410000000pt" svg:y="415.22900000000pt" svg:viewBox="0 0 84 87" svg:d="M38.707 0.00458819C37.5451 0.0905108 36.6448 1.07088 36.6428 2.25287C36.7515 3.41193 37.7108 4.2971 38.8588 4.2971C40.0064 4.2971 40.9659 3.41193 41.0749 2.25287C41.0735 1.62989 40.8185 1.03523 40.3699 0.60952C39.9216 0.183823 39.3199 -0.0350817 38.707 0.00458819ZM46.2964 0.158581C45.1347 0.244504 44.2343 1.22489 44.2322 2.40685C44.2322 3.65708 45.2313 4.67056 46.4636 4.67056C47.6959 4.67056 48.695 3.65708 48.695 2.40685C48.694 1.77815 48.4346 1.17828 47.9795 0.751565C47.5242 0.324867 46.9142 0.109972 46.2964 0.158581ZM53.3399 1.57531C52.1539 1.6464 51.2321 2.64941 51.245 3.85439C51.245 5.1046 52.244 6.11804 53.4764 6.11804C54.7087 6.11804 55.7076 5.1046 55.7076 3.85439C55.7195 2.62658 54.7622 1.61427 53.5522 1.57531C53.4813 1.57187 53.4106 1.57187 53.3399 1.57531ZM30.1461 1.69851C28.984 1.78441 28.0837 2.7648 28.0815 3.94678C28.0815 5.19701 29.0807 6.21047 30.3129 6.21047C31.5452 6.21047 32.5443 5.19701 32.5443 3.94678C32.5432 3.31809 32.2838 2.71818 31.829 2.2915C31.3737 1.86478 30.7638 1.6499 30.1461 1.69851ZM23.285 4.40878C22.1229 4.49471 21.2229 5.47504 21.2207 6.65704C21.2207 7.90726 22.2195 8.92075 23.4519 8.92075C24.6842 8.92075 25.6831 7.90726 25.6831 6.65704C25.6822 6.02835 25.4231 5.42845 24.9678 5.00175C24.5128 4.57509 23.9027 4.36016 23.285 4.40878ZM60.2309 4.47036C59.0692 4.55627 58.1691 5.53666 58.1668 6.71865C58.1668 7.96887 59.1658 8.98234 60.3979 8.98234C61.6303 8.98234 62.6293 7.96887 62.6293 6.71865C62.6283 6.08993 62.3693 5.49005 61.9141 5.06336C61.4588 4.63663 60.8487 4.42177 60.2309 4.47036ZM16.9096 8.56656C15.7355 8.63702 14.8181 9.62176 14.8147 10.8148C14.8147 12.065 15.8142 13.0784 17.0463 13.0784C18.2787 13.0784 19.2775 12.065 19.2775 10.8148C19.276 10.1917 19.021 9.59721 18.5726 9.17148C18.1243 8.74579 17.5226 8.52691 16.9096 8.56656ZM66.6365 8.65891C65.4747 8.74484 64.5746 9.7252 64.5723 10.9073C64.6816 12.0661 65.6408 12.9515 66.7888 12.9515C67.9362 12.9515 68.8959 12.0661 69.0045 10.9073C69.003 10.2842 68.7481 9.68955 68.2995 9.26382C67.8515 8.83814 67.2498 8.61923 66.6365 8.65891ZM11.6576 13.71C10.4957 13.7958 9.59543 14.7765 9.59327 15.9582C9.59327 17.2083 10.5923 18.2219 11.8245 18.2219C13.057 18.2219 14.0558 17.2083 14.0558 15.9582C14.0549 15.3293 13.7957 14.7295 13.3403 14.3027C12.8855 13.8762 12.2756 13.6613 11.6576 13.71ZM71.7674 13.7714C70.6053 13.8573 69.705 14.8378 69.7027 16.0198C69.7027 17.27 70.702 18.2833 71.9343 18.2833C73.1663 18.2833 74.1658 17.27 74.1658 16.0198C74.1649 15.3911 73.9052 14.791 73.4502 14.3643C72.9954 13.9379 72.3853 13.7229 71.7674 13.7714ZM7.61998 19.8076C7.01726 19.7942 6.43475 20.0289 6.00563 20.4583C5.57646 20.8878 5.33743 21.4754 5.34307 22.0873C5.34307 23.3373 6.3421 24.3509 7.57442 24.3509C8.80674 24.3509 9.80579 23.3373 9.80579 22.0873C9.81713 20.8478 8.84163 19.8303 7.61998 19.8076ZM76.321 20.2392C75.1474 20.326 74.2426 21.3245 74.2567 22.5185C74.2567 23.7682 75.2555 24.7817 76.4879 24.7817C77.7203 24.7817 78.7194 23.7682 78.7194 22.5185C78.727 21.884 78.4714 21.2763 78.0156 20.8426C77.559 20.4089 76.9444 20.1902 76.321 20.2392ZM4.28054 26.8301C3.09477 26.9014 2.17288 27.904 2.18582 29.1092C2.18582 30.3592 3.18483 31.3731 4.41717 31.3731C5.64948 31.3731 6.64851 30.3592 6.64851 29.1092C6.6554 28.4809 6.40396 27.878 5.95462 27.4456C5.50527 27.0128 4.89864 26.7901 4.28054 26.8301ZM79.2657 26.8301C78.092 26.9167 77.1876 27.9154 77.2015 29.1092C77.3104 30.2683 78.27 31.1535 79.4177 31.1535C80.5653 31.1535 81.5249 30.2683 81.6338 29.1092C81.6404 28.4809 81.3891 27.878 80.9399 27.4456C80.4905 27.0128 79.8838 26.7901 79.2657 26.8301ZM2.58047 34.2831C1.41842 34.3692 0.518265 35.3495 0.516093 36.5315C0.516093 37.7818 1.51509 38.7955 2.74743 38.7955C3.97978 38.7955 4.97877 37.7818 4.97877 36.5315C4.97787 35.903 4.7186 35.3029 4.2634 34.8765C3.80827 34.4493 3.19837 34.2348 2.58047 34.2831ZM81.0873 34.7146C79.9255 34.8005 79.0254 35.7807 79.0232 36.9628C79.0232 38.2131 80.0216 39.2265 81.2541 39.2265C82.4866 39.2265 83.4856 38.2131 83.4856 36.9628C83.4846 36.3343 83.2253 35.7342 82.7703 35.3073C82.3151 34.8809 81.7053 34.6657 81.0873 34.7146ZM41.5607 38.4103C40.2559 38.504 39.2468 39.6089 39.2534 40.9359C39.254 41.8867 39.7822 42.7563 40.6197 43.1842L33.7586 80.9738C33.7592 80.9429 33.7592 80.9124 33.7586 80.8815C33.8387 80.027 33.4347 79.2002 32.7159 78.7482C31.997 78.2959 31.0876 78.2959 30.3688 78.7482C29.65 79.2002 29.2459 80.027 29.3262 80.8815C29.3153 81.9625 30.0603 82.8994 31.1039 83.1171C32.1473 83.3347 33.1965 82.7718 33.6069 81.7749L32.7873 86.3327L36.7944 86.4251C40.1876 54.9399 41.3383 43.8224 41.3785 43.4304C41.4088 43.4309 41.4394 43.4309 41.4695 43.4304C41.5266 43.8968 43.1619 57.1519 46.5697 86.5484L50.3041 86.302L49.7574 83.3759C50.4404 83.6125 51.1935 83.4984 51.7789 83.0698C52.3639 82.6416 52.7082 81.9519 52.7022 81.22C52.7055 80.3369 52.2009 79.533 51.4108 79.1619C50.621 78.7911 49.6905 78.9214 49.0287 79.4957L42.3196 43.3691C43.4217 43.09 44.197 42.0882 44.202 40.9359C44.2051 40.2378 43.9225 39.5695 43.422 39.091C42.9214 38.612 42.2474 38.3655 41.5607 38.4103ZM2.06437 41.829C0.902343 41.9147 0.00217222 42.8953 0 44.0774C-7.10543e-14 45.3271 0.999001 46.3409 2.23134 46.3409C3.46369 46.3409 4.46268 45.3271 4.46268 44.0774C4.46175 43.4487 4.2025 42.8486 3.74734 42.4217C3.29218 41.9952 2.68227 41.7803 2.06437 41.829ZM81.2391 42.5372C80.0772 42.6233 79.1769 43.6037 79.1746 44.7857C79.1746 46.0357 80.1739 47.0492 81.406 47.0492C82.6386 47.0492 83.6372 46.0357 83.6372 44.7857C83.6362 44.1567 83.3771 43.5568 82.922 43.1304C82.4669 42.7037 81.8569 42.4886 81.2391 42.5372ZM3.33941 49.5904C2.16543 49.6605 1.24793 50.6454 1.2447 51.8384C1.2447 53.0887 2.24371 54.1022 3.47605 54.1022C4.70837 54.1022 5.70739 53.0887 5.70739 51.8384C5.70586 51.2155 5.45074 50.6206 5.00238 50.1953C4.55403 49.7694 3.95227 49.5504 3.33941 49.5904ZM79.9338 50.083C78.7718 50.1687 77.8717 51.1493 77.8693 52.3313C77.8693 53.5814 78.8683 54.5948 80.1006 54.5948C81.3329 54.5948 82.332 53.5814 82.332 52.3313C82.3311 51.7024 82.0717 51.1027 81.6165 50.6758C81.1619 50.2492 80.5516 50.0343 79.9338 50.083ZM5.73776 56.8277C4.5757 56.9136 3.67555 57.8939 3.67337 59.0762C3.78227 60.2351 4.74185 61.1203 5.88951 61.1203C7.03721 61.1203 7.99681 60.2351 8.1057 59.0762C8.10416 58.4531 7.84904 57.8585 7.4007 57.4328C6.95233 57.007 6.35057 56.7883 5.73776 56.8277ZM77.2622 57.6286C76.1004 57.7145 75.1997 58.6951 75.1975 59.8767C75.1975 61.1271 76.197 62.1407 77.4292 62.1407C78.6615 62.1407 79.6607 61.1271 79.6607 59.8767C79.6596 59.2482 79.4004 58.6482 78.9449 58.2215C78.4898 57.7949 77.8801 57.58 77.2622 57.6286ZM9.77541 63.9423C8.60167 64.0287 7.69719 65.0275 7.71104 66.2214C7.81989 67.3804 8.77952 68.2654 9.92719 68.2654C11.0747 68.2654 12.0344 67.3804 12.1434 66.2214C12.1503 65.5931 11.899 64.9901 11.4496 64.5578C11.0002 64.1251 10.3935 63.902 9.77541 63.9423ZM73.0118 64.4966C71.8498 64.5825 70.9501 65.5628 70.9479 66.7447C70.9479 67.995 71.9464 69.0086 73.1791 69.0086C74.4111 69.0086 75.4103 67.995 75.4103 66.7447C75.4094 66.1161 75.15 65.5164 74.695 65.0897C74.2396 64.6626 73.6298 64.448 73.0118 64.4966ZM16.0292 70.3177C15.4213 70.295 14.8311 70.526 14.3951 70.9564C13.9591 71.3869 13.716 71.9793 13.7221 72.5966C13.7221 73.8466 14.7212 74.8604 15.9534 74.8604C17.1857 74.8604 18.1845 73.8466 18.1845 72.5966C18.1964 71.369 17.2391 70.3566 16.0292 70.3177ZM67.2744 70.6873C66.0883 70.7581 65.1667 71.7611 65.1798 72.9661C65.1798 74.2164 66.1786 75.23 67.4109 75.23C68.6431 75.23 69.6423 74.2164 69.6423 72.9661C69.654 71.7383 68.6964 70.7258 67.4866 70.6873C67.416 70.684 67.3449 70.684 67.2744 70.6873ZM22.7689 75.1529C22.1662 75.1389 21.5839 75.3735 21.1546 75.803C20.7253 76.2327 20.4861 76.8205 20.4919 77.4318C20.4919 78.6821 21.4909 79.6955 22.7231 79.6955C23.9556 79.6955 24.9546 78.6821 24.9546 77.4318C24.9658 76.1927 23.9906 75.1755 22.7689 75.1529ZM59.5633 75.8612C58.401 75.9472 57.501 76.9276 57.4986 78.1095C57.6079 79.2688 58.5674 80.1538 59.715 80.1538C60.8626 80.1538 61.8224 79.2688 61.9311 78.1095C61.9295 77.4864 61.6745 76.8919 61.2261 76.4662C60.7781 76.0404 60.176 75.8214 59.5633 75.8612ZM41.5002 79.4647C40.3381 79.5508 39.4376 80.5308 39.4355 81.7129C39.4355 82.9631 40.4345 83.9766 41.6667 83.9766C42.8991 83.9766 43.8983 82.9631 43.8983 81.7129C43.8973 81.0843 43.6383 80.4842 43.1831 80.0576C42.7278 79.6309 42.118 79.416 41.5002 79.4647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03085178082pt" svg:height="64.03085178082pt" svg:x="45.35510000000pt" svg:y="424.19600000000pt" svg:viewBox="0 0 64 64" svg:d="M64.0309 32.0154C64.0309 49.6971 49.6971 64.0309 32.0154 64.0309C14.3338 64.0309 0 49.6971 0 32.0154C0 14.3338 14.3338 0 32.0154 0C49.6971 0 64.0309 14.3338 64.0309 32.0154Z" calligra:nodeTypes="ccccc"/>
        <draw:path draw:style-name="gr5" xml:id="shape-5" draw:id="shape-5" draw:name="path2900" draw:layer="" svg:width="74.60299819439pt" svg:height="74.60299819439pt" svg:x="41.09770000000pt" svg:y="419.66000000000pt" svg:viewBox="0 0 75 75" svg:d="M74.603 37.3015C74.603 57.9024 57.9024 74.603 37.3015 74.603C16.7004 74.603 0 57.9024 0 37.3015C0 16.7004 16.7004 0 37.3015 0C57.9024 0 74.603 16.7004 74.603 37.3015Z" calligra:nodeTypes="ccccc"/>
        <draw:path draw:style-name="gr6" xml:id="shape-6" draw:id="shape-6" draw:name="path2902" draw:layer="" svg:width="74.49143483262pt" svg:height="74.07682273192pt" svg:x="41.32970000000pt" svg:y="419.59500000000pt" svg:viewBox="0 0 74 74" svg:d="M24.9811 6.73582L21.5899 3.87733L21.8537 8.2207L18.5757 5.54788L18.8393 9.70565L15.7876 7.18127L16.4279 11.3759L13.1499 9.48285L14.2426 13.1952L10.098 12.1186L11.9066 15.4969L8.02562 14.7171L9.98497 18.1698L5.68954 17.5758L8.25167 20.8423L4.18237 20.8423L6.81988 23.0698L2.86358 23.7751L5.5765 25.9655L1.50719 27.1904L4.48381 29.5293L1.01734 31.2741L4.22002 32.8332L0.150719 34.9866L3.31576 35.5802L0 38.4387L3.69255 38.8841L0.376789 42.0026L4.44613 42.1882L0.941982 45.3437L5.01129 45.2695L1.80861 48.2389L6.29241 48.3136L3.31576 51.3576L7.38507 50.9121L4.59683 54.9213L9.04292 53.5105L6.48078 58.114L10.7763 56.2577L9.19365 61.6406L13.4515 59.1902L12.2079 64.6103L16.6163 61.9006L15.8252 67.2461L19.7057 64.2021L19.367 69.8077L23.2101 66.0209L23.926 71.4782L27.4678 67.6173L28.4852 73.0744L31.5373 68.6567L33.0821 73.7797L35.3804 68.9538L37.8675 74.0768L39.4498 68.9908L41.9743 73.7425L43.4061 68.3597L46.6465 72.8145L47.3248 67.5061L51.0172 71.5521L51.168 66.0951L55.0869 69.8077L54.7851 64.0167L58.892 67.2833L58.0256 61.9746L61.8689 64.8701L60.8137 59.2647L65.2598 61.4179L63.6772 55.961L68.2367 57.7424L65.8251 52.8425L70.6103 54.3273L67.37 49.5012L72.3811 49.9469L68.7266 46.1604L73.2101 45.9372L69.4424 42.5965L74.19 41.3716L69.9323 38.513L74.454 37.3623L70.3087 35.246L74.4914 34.0952L69.8565 32.499L73.9636 29.9745L68.9149 29.5664L72.7205 26.782L68.5381 26.782L72.6451 23.9608L67.37 24.1092L70.7609 20.5454L65.8625 21.7334L69.1785 18.0583L64.393 18.5036L66.5787 14.2345L62.0573 15.9793L63.7904 11.1161L59.8339 13.4553L60.9643 8.48057L57.0459 11.3759L57.3096 5.95621L53.9752 9.24159L53.3384 3.77996L49.4486 6.77247L48.6491 1.88999L45.6652 5.61746L45.0256 1.04998L42.2549 5.09247L40.8162 0.472502L39.1641 4.46251L37.0861 0L35.7007 4.46251L32.9298 0.524998L32.5569 4.72497L28.9866 1.2075L28.7735 5.61746L25.4697 2.41498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61594497835pt" svg:height="113.33614107956pt" svg:x="0.00000000000pt" svg:y="396.70200000000pt" svg:viewBox="0 0 681 113" svg:d="M579.851 62.2244L582.907 62.2244L582.907 85.5095L584.615 85.5095L584.615 60.0139L591.819 60.0139L591.819 64.1623C593.109 63.7081 594.763 63.6224 596.616 64.8285L596.616 63.92L601.041 56.2896L603.24 56.2593L603.24 52.9587L607.027 52.9587L607.027 51.0211L603.762 51.0211L603.762 49.6887L604.891 49.6887C604.138 48.6592 605.073 47.9325 605.073 47.9325L605.989 47.9325C606.887 48.5119 606.605 49.2972 606.386 49.6887L607.027 49.6887L607.027 47.2058L603.823 47.2058L603.823 45.8429L604.86 45.8429C604.343 44.863 605.227 44.2081 605.227 44.2081L606.172 44.2081C606.966 44.7287 606.876 45.3881 606.691 45.8429L607.027 45.8429L606.997 43.3605L603.762 43.3605L603.762 42.0279L604.737 42.0279C604.282 41.1096 605.073 40.4841 605.073 40.4841L605.898 40.4841C606.6 40.9743 606.521 41.6019 606.356 42.0279L606.997 42.0279L606.997 39.5147L603.884 39.5147L603.884 38.3035L603.639 38.3035L603.485 37.5767L603.485 36.8199L603.607 36.3353L604.433 36.3053L604.615 36.5472L604.615 37.6679L605.499 37.698L605.53 38.1218L605.227 38.1519L605.227 37.91L604.524 37.91L604.463 38.1822L606.997 38.1822L606.997 35.6391L603.762 35.6391L603.762 34.2763L606.997 34.2763L606.997 33.9436L606.936 33.9436C606.936 33.9436 603.837 33.8331 603.24 33.4285C603.258 32.4722 603.24 32.4598 603.24 32.4598C603.24 32.4598 603.447 32.2488 604.007 32.1568C604.062 32.1751 604.038 31.9448 604.038 31.9448L603.516 31.9448L603.27 31.7027L603.27 27.7967L602.937 27.7967C602.937 27.7967 602.735 27.6823 602.663 27.4938L602.663 22.4369C602.663 22.4369 602.942 22.0935 603.301 21.9829C603.281 21.9633 603.301 18.5309 603.301 18.5309C603.698 17.8888 605.466 17.6602 606.66 17.5014L606.66 17.2292C606.66 17.2292 605.623 17.1776 605.44 16.9564C605.42 16.9564 605.062 16.6323 605.043 16.5022C605.029 16.4762 605.043 14.1405 605.043 14.1405C605.182 13.9016 606.233 13.4786 607.211 13.4139L608.492 13.4139L608.247 10.7491L608.247 10.7188L607.762 5.08696L607.671 5.08696L607.701 4.32997L607.64 3.78493L607.701 3.78493L607.701 3.7244L611.302 3.78493L611.302 3.8455L611.361 3.8455L611.026 7.38819L611.026 7.8121L610.995 7.8121L610.784 10.1439L610.784 10.7491L610.722 10.7491L610.48 13.4139L611.761 13.4139C612.734 13.4786 613.819 13.8712 613.958 14.1101C613.958 14.1101 613.971 16.4762 613.958 16.5022C613.939 16.6323 613.58 16.9564 613.56 16.9564C613.378 17.1775 612.341 17.2292 612.341 17.2292L612.341 17.5014C613.532 17.6602 615.301 17.8889 615.695 18.5309C615.695 18.5309 615.715 21.9633 615.695 21.9829C616.058 22.0935 616.34 22.4369 616.34 22.4369L616.34 27.4938C616.268 27.6823 616.064 27.7967 616.064 27.7967L615.727 27.7967L615.727 31.7027L615.483 31.9145L614.967 31.9145C614.967 31.9145 614.942 32.1751 614.996 32.1568C615.549 32.2488 615.727 32.4293 615.727 32.4293C615.727 32.4293 615.739 32.4722 615.757 33.4285C615.166 33.8331 612.036 33.9436 612.036 33.9436L611.944 33.9436L611.944 34.2763L615.239 34.2763L615.239 35.6391L611.944 35.6391L611.944 38.1822L612.371 38.1822C612.233 37.435 612.704 36.9409 612.704 36.9409L613.379 36.9409C613.813 37.3143 613.888 37.793 613.836 38.1822L615.331 38.1822L615.331 39.5147L611.944 39.5147L611.944 41.9976L613.621 41.9976C612.924 40.9386 613.745 40.1805 613.745 40.1805L614.508 40.1805C615.289 40.7797 615.032 41.6179 614.846 41.9976L615.21 41.9976L615.21 43.3605L611.944 43.3605L611.974 45.8429L615.3 45.8429L615.3 47.2058L611.974 47.2058L611.974 49.6586L613.499 49.6586C612.534 48.571 613.591 47.8113 613.591 47.8113L614.539 47.8113C615.591 48.4573 615.126 49.3382 614.907 49.6586L615.239 49.6586L615.239 51.0211L611.974 51.0211L611.974 52.9587L615.727 52.9587L615.727 66.1L616.125 68.8558L617.562 68.9463L617.562 79.302L618.722 79.302L619.333 76.91L620.186 79.0597L620.186 64.4348L622.631 64.4348L622.631 61.4067L623.669 61.4067L623.669 41.2104L635.392 33.9131L635.331 63.0723L638.935 61.0132L638.935 84.9342L639.946 84.9342L639.946 70.6723C640.318 69.4517 640.686 68.4994 641.071 67.7654L641.071 63.405L644.186 63.405L644.186 56.0472L646.05 50.6274L648.399 46.8422L650.659 50.4455L652.584 56.3802L652.584 62.6786L656.982 62.6786L656.982 74.2756L658.17 74.2756L658.17 85.5095L658.69 85.5095L658.69 71.9138L662.844 71.9138L662.844 85.5095L663.238 85.5095L663.238 71.2473L665.714 71.2473L665.714 67.3719L670.447 67.3719L670.447 85.5095L673.166 85.5095L673.166 74.881L675.18 74.881L675.18 63.1028L680.616 63.1028L680.341 94.8054L680.341 113.336L1.04141e-13 113.336L0 62.9207L0.221959 62.9207L0.221959 73.5793L1.44333 73.5793L1.44333 60.4074L6.02347 60.4074L6.02347 58.7726L5.35169 58.7726L5.35169 50.3548L6.6341 50.3548L6.6341 48.9618L7.24481 48.9618L8.98525 46.1158L8.98525 43.4816L11.031 37.5462L11.031 36.4566L11.0615 37.5462L12.9547 43.4816L12.9547 46.1158L14.6952 48.9922L15.306 48.9922L15.306 50.3548L16.5882 50.3548L16.5882 58.7726L15.9167 58.7726L15.9167 59.9232L18.5731 59.9232L18.5731 71.5808L20.8019 71.5808L20.8019 71.6717L21.4432 71.6717L21.4432 64.7377L21.596 64.7377L21.596 59.8019L27.7027 59.8019L27.7027 47.2967C27.7027 45.4972 30.2016 41.165 33.3211 41.0893C36.5877 41.0099 39.1457 45.603 39.2139 47.2967C39.2186 47.4154 39.2155 62.014 39.2139 73.2761L39.9468 73.2761L39.9468 63.042L41.7788 63.042L41.7788 62.1336L44.1605 62.1336L44.1605 55.7445L48.3744 55.7445L48.3744 62.1336L51.4583 62.1336L51.4583 85.5095L51.5499 85.5095L51.5499 64.2531L53.4733 60.9225L55.3361 64.1321L55.3361 85.5095L55.4583 85.5095L55.4583 69.9761L55.5498 69.9761L55.5498 64.4652L60.985 64.4652L60.9237 69.9761L61.2594 69.9761L61.2594 68.371L66.603 66.9478L66.603 85.5095L67.3971 85.5095L67.3971 64.2531L68.6489 64.2531L68.6489 64.1321C68.6489 64.1321 71.2137 61.0397 74.7861 62.285L74.7861 62.0426L81.9925 62.0426L81.9925 67.0389L83.5497 67.0389L86.7556 78.9387L86.7556 65.9184L91.2139 57.107L94.9388 57.0463L99.0001 65.2523L99.0001 75.2749L99.8548 77.4248L99.8548 85.2064L101.136 85.2064L101.136 70.975L103.151 70.975L104.77 60.3166L106.299 70.8844L107.702 70.975L107.702 73.1552L107.854 73.1552L107.854 84.9342L109.898 84.9342L109.898 64.4951L112.771 64.4951L112.771 63.4354L117.748 63.4354L117.748 67.0389L119.367 67.0389L119.367 79.7258L120.648 79.7258L120.648 61.4974L121.445 61.4974L121.445 34.9426L124.71 25.3742L128.832 18.743L132.834 25.0713L136.223 35.518L136.223 60.8011L136.56 60.8011L136.56 70.1577C137.319 71.4114 137.811 72.671 137.811 72.671L137.811 76.8193C137.96 76.8078 138.117 76.7991 138.266 76.7889L138.266 70.0365L140.708 70.0365L140.739 67.9472L141.077 65.3431L141.382 66.736L141.382 33.4285L144.465 33.4285L144.465 36.3353L151.733 36.3353L151.733 33.3984L154.602 33.3984L154.602 70.5207C154.65 70.5164 154.704 70.5203 154.755 70.5207L154.755 61.2251L160.19 61.2251L160.16 66.3421L162.387 67.6445L162.971 65.9792L162.846 67.9169L166.084 69.7637L166.084 76.91L166.543 76.91L168.678 69.9456L169.929 67.3414L169.716 69.8848L170.633 69.8848L170.633 66.2515L174.818 66.2515C174.875 65.9454 174.927 65.6726 174.969 65.646C175.346 65.178 174.983 65.7555 174.757 65.0706C174.731 64.9202 175.069 62.8165 175.487 62.618C175.698 62.5597 178.67 62.0189 180.284 61.9824C180.236 62.0004 184.067 61.9824 184.067 61.9824C184.067 61.9824 189.552 62.5826 192.557 63.8597L194.357 61.0736L197.165 61.1344L200.37 65.3737L200.524 68.8558C202.214 70.3389 204.495 72.4781 205.655 74.4874L206.391 74.3061L206.391 64.8588L213.563 64.8588L213.563 72.5193L215.305 72.0957L215.305 67.0694L220.983 67.0694L220.983 70.6723L221.779 70.4605L221.779 69.7637L223.152 70.1273L223.641 70.0062L223.641 61.2856L224.465 56.229L224.221 56.2593L224.251 56.108L224.496 56.0778L224.77 54.7149L224.922 53.5946L225.014 54.7455L225.256 56.0172L225.502 56.0172L225.502 56.1684L225.288 56.1988L225.533 57.2282L226.329 59.5903L226.847 59.5903L229.108 51.6265L231.519 59.5903L232.008 59.5903L232.436 57.2282L232.649 56.3501L232.375 56.3201L232.345 56.1381L232.68 56.1381L232.985 54.4121L233.106 53.4737L233.229 54.4427L233.502 56.1381L233.778 56.1381L233.808 56.3501L233.533 56.3201L234.328 61.2856L234.328 64.7377L234.908 63.7685L236.586 66.6755L242.359 66.6755L242.359 65.8579L248.436 65.8579L248.436 66.6755L249.656 66.6755L249.656 63.3446L259.458 63.3446L259.458 66.6755L260.008 66.6755C259.829 65.3366 260.586 65.5249 260.586 65.5249C260.938 65.5238 260.892 66.312 260.892 66.312L262.175 66.312C262.175 66.0603 262.271 65.6958 262.114 65.4643C261.781 64.9754 261.783 64.4235 262.359 64.1925C263.494 64.5458 262.632 65.5249 262.632 65.5249L262.632 66.2817L263.885 66.312C263.833 65.4218 264.426 65.4868 264.404 65.4944C265.018 65.4432 264.861 66.4333 264.861 66.4333L264.861 66.9175L269.809 66.9175L269.809 62.7391L276.374 62.7391L276.374 66.9175L278.205 66.9175L278.205 64.8588L286.207 64.8588L286.207 66.9175L289.96 66.9175L289.96 65.0706L290.327 65.0706L290.327 61.2251L291.152 56.1684L290.906 56.1988L290.936 56.0172L291.183 55.9872L291.426 54.6543L291.609 53.5036L291.702 54.6543L291.946 55.9262L292.19 55.9566L292.19 56.108L291.977 56.108L292.221 57.1373L292.648 58.6816L293.778 58.6816L295.765 51.5356L298.023 59.5597L298.693 59.5597L299.12 57.1373L299.335 56.2896L299.059 56.2593L299.029 56.0778L299.365 56.0778L299.639 54.3516L299.793 53.3825L299.884 54.3516L300.189 56.0778L300.465 56.0778L300.495 56.2593L300.221 56.2593L301.013 61.2251L301.044 70.1577L302.144 70.4302L302.144 64.1623L308.953 68.0685L308.953 72.1257L311.854 72.8526L311.854 68.1892L313.473 68.1892L313.473 64.5861L318.448 64.5861L318.448 65.7366C319.973 64.8111 322.441 64.1162 325.286 66.5544C325.276 66.9325 325.263 68.36 325.258 69.6125L326.449 61.4675L327.73 69.9761L331.731 69.9761L332.219 71.7625L332.219 66.3728L336.312 59.378L340.005 59.4386L344.464 67.0694L344.464 80.3616L346.511 80.3616L347.091 77.9697L348.038 80.3317L348.038 81.8455L349.228 82.1484L349.228 63.1629L356.433 63.1629L356.433 83.9652L358.113 84.3586L358.113 67.4323L358.143 67.4323L358.143 65.3737L363.823 65.3737L363.823 67.4323L364.405 67.4323L364.405 85.5095L364.65 85.5095L364.65 68.0986L368.831 69.1883L368.831 64.4348L375.853 64.4348L375.853 69.4009L375.883 69.4009L375.883 65.2826L377.655 62.2546L377.655 58.8635L376.954 58.8635L376.954 57.5311L377.625 57.5311C377.625 57.5311 377.782 55.1421 380.343 54.7149C380.373 54.71 380.635 52.8469 380.587 52.3834C380.31 52.2865 380.128 52.0599 380.128 51.8083C380.116 51.4903 380.393 51.2168 380.771 51.1725L380.832 49.3555L380.892 51.1725C381.303 51.1781 381.631 51.4627 381.623 51.8083C381.618 52.0661 381.424 52.2948 381.135 52.3834C381.096 52.9128 381.259 54.647 381.288 54.6543C383.85 55.3015 384.189 57.5311 384.189 57.5311L384.892 57.5311L384.892 58.8027L384.159 58.8027L384.128 63.7385L384.738 63.7385L384.738 66.9478L385.197 66.9478L385.197 64.1623L388.252 64.1623L388.252 62.3456L387.548 62.3456L387.548 61.0132L388.221 61.0132C388.221 61.0132 388.38 58.6242 390.936 58.1971C390.967 58.1921 391.229 56.329 391.181 55.8656C390.903 55.7687 390.723 55.542 390.723 55.2901C390.715 54.9635 391.005 54.6864 391.396 54.6543L391.427 52.8377L391.518 54.6543C391.917 54.674 392.226 54.9544 392.219 55.2901C392.212 55.5482 392.018 55.7768 391.731 55.8656C391.692 56.3947 391.854 58.1293 391.884 58.1367C392.824 58.3744 393.462 58.8408 393.899 59.3174L395.27 59.3174L395.27 61.0132L395.484 61.0132L395.484 61.6488L402.328 61.6488L402.328 63.5566L404.709 63.5566L404.709 64.1623L407.854 64.1623L407.854 61.5583L407.182 61.5583L407.182 60.3166L407.824 60.3166C407.824 60.3166 407.984 58.1354 410.448 57.7432C410.476 57.7383 410.724 56.0898 410.691 55.6233C410.411 55.5365 410.228 55.3192 410.233 55.0784C410.23 54.7833 410.509 54.5344 410.875 54.503L410.905 52.8377L410.998 54.503C411.375 54.5225 411.673 54.7746 411.672 55.0784C411.672 55.3254 411.472 55.5446 411.181 55.6233C411.147 56.1184 411.335 57.6758 411.363 57.6824C412.415 57.9356 413.056 58.4433 413.473 58.9542L413.473 58.8935L416.343 58.8935L416.343 57.5918L416.982 57.5918C416.982 57.5918 417.141 55.2028 419.702 54.7756C419.734 54.7702 420.059 52.6907 419.976 52.3532C419.675 52.2606 419.477 52.0168 419.488 51.7478C419.498 51.4324 419.786 51.1731 420.159 51.1421L420.189 49.2951L420.281 51.1116C420.679 51.1312 420.989 51.4118 420.981 51.7478C420.975 52.0057 420.781 52.2342 420.496 52.3229C420.423 52.7046 420.645 54.7075 420.677 54.7149C423.236 55.3624 423.576 57.5918 423.576 57.5918L424.281 57.5918L424.281 58.8635L423.546 58.8635L423.546 59.5903L429.349 59.5903L429.349 67.2206C429.639 67.2557 429.956 67.3048 430.052 67.3719C430.053 67.3677 430.052 68.7648 430.052 68.7648C430.052 68.7842 430.054 76.1997 430.052 82.7541L432.8 82.7541L432.8 63.375L433.808 63.375L433.808 62.5876L435.212 62.5876L435.212 56.986L439.426 56.986L439.426 62.5876L440.096 62.5876L440.096 63.375L442.51 63.375L442.51 71.2473L446.509 71.2473L446.509 71.187L453.319 71.187L453.319 75.5171L457.013 75.5171L457.929 72.8827L459.031 75.5171L459.031 81.3913L459.701 81.3913L459.701 65.3737C459.701 65.3737 463.431 60.84 468.159 64.889C468.158 64.9188 468.159 65.0948 468.159 65.1312L469.653 65.1312L469.653 62.8299L469.229 62.4966L469.229 61.9824L469.684 61.9824L469.684 61.8004L469.87 61.8004L469.839 61.6794L469.684 61.6794L469.502 61.4974L469.502 61.316L469.992 61.0436L469.992 60.4074L470.204 60.4074C470.551 57.5172 472.288 51.9575 477.472 50.1428L477.472 49.7491L477.685 49.7491L477.685 49.4768C477.685 49.4768 477.283 49.5336 477.227 49.2648C477.227 49.1945 477.211 48.9747 477.472 48.8712L477.624 48.8409L477.624 48.0231L477.747 48.0231L477.747 47.5692L477.898 47.5692L477.898 47.9628L478.233 47.9628L478.233 47.2362L478.049 47.2362L478.049 46.8121L478.416 46.8121L478.416 43.663L478.019 43.3301L478.019 43.0876L478.446 43.0876L478.446 42.119L478.845 42.5125L478.845 42.9969L479.151 42.9969L479.151 41.1803L478.753 41.1803L478.753 40.8775L478.967 40.8775L478.967 39.9084C478.967 39.9084 479.502 39.091 479.822 39.091L479.822 38.7879L479.547 38.6368L479.547 38.5157L479.853 38.5157L479.853 37.7583L480.066 37.7583C480.066 37.7583 479.875 37.6133 479.853 37.4862L479.853 37.1831C479.853 37.1831 479.941 37.0684 480.034 37.0622C480.141 37.0549 480.157 37.0317 480.157 37.0317L480.157 36.8804C479.255 36.4408 479.969 35.6124 480.157 35.6996L480.188 34.1249L480.339 33.3072L480.462 34.1249L480.492 35.6996C480.681 35.6124 481.397 36.4408 480.492 36.8804L480.492 37.0317C480.492 37.0317 480.508 37.0549 480.614 37.0622C480.71 37.0684 480.798 37.1831 480.798 37.1831L480.798 37.4862C480.776 37.6133 480.584 37.7583 480.584 37.7583L480.798 37.7583L480.798 38.5157L481.105 38.5157L481.105 38.6368L480.829 38.7879L480.829 39.091C481.148 39.091 481.685 39.9084 481.685 39.9084L481.685 40.8775L481.898 40.8775L481.898 41.1803L481.502 41.1803L481.502 42.9969L481.807 42.9969L481.807 42.5125L482.204 42.119L482.204 43.0876L482.632 43.0876L482.632 43.3301L482.235 43.663L482.235 46.8121L482.602 46.8121L482.602 47.2362L482.418 47.2362L482.418 47.9628L482.754 47.9628L482.754 47.5692L482.908 47.5692L482.908 48.0231L483.03 48.0231L483.03 48.8409L483.181 48.8712C483.441 48.9747 483.427 49.1945 483.427 49.2648C483.369 49.5336 482.969 49.4768 482.969 49.4768L482.969 49.7491L483.181 49.7491L483.181 50.1428C488.365 51.9575 490.104 57.5172 490.448 60.4074L490.661 60.4074L490.661 61.0436L491.15 61.316L491.15 61.4974L490.966 61.6794L490.843 61.6794L490.783 61.8004L490.966 61.8004L490.966 61.9824L491.425 61.9824L491.425 62.4966L490.997 62.8299L490.997 65.6761L492.099 65.6761L493.134 65.9792L493.806 66.4029L493.806 66.6453L493.656 66.7057L493.656 67.6748L494.235 67.8866L494.235 68.038L494.539 68.038L494.539 68.8859L498.572 69.9456L498.572 60.226L501.624 60.226L501.624 53.8371L505.866 53.8371L505.866 60.226L508.249 60.226L508.249 64.6466L509.076 66.0397L509.076 81.3308L510.477 81.3308L510.477 80.9672L511.702 80.9672L511.702 62.7391L512.005 62.7391L512.005 60.0139L520.007 60.0139L520.007 64.8285L520.645 64.8285L520.645 67.7351L521.288 67.7351L521.288 62.0426L521.807 62.0426L521.807 57.8941L528.403 57.8941L528.403 62.3153L531.701 62.3153L531.701 65.2223L531.853 65.2223L531.853 64.7981L532.096 64.7981L532.096 64.4951L531.883 64.4951L531.883 64.1623L532.065 64.1623L532.065 63.8292L532.219 63.8292L532.188 63.7081L532.371 63.7081L532.371 63.1629L532.647 62.7694L532.647 62.0426L533.137 61.2251L533.258 61.2251C533.258 61.2251 533.308 60.7777 533.53 60.7407C533.53 60.7221 533.53 60.4378 533.53 60.4378C533.333 60.4115 533.254 60.041 533.53 59.9232C533.531 59.9238 533.527 59.6213 533.53 59.6203C533.212 59.5207 533.213 58.999 533.653 58.9847C534.093 58.9998 534.065 59.5207 533.744 59.6203C533.745 59.6213 533.741 59.9238 533.744 59.9232C534.021 60.041 533.941 60.4114 533.744 60.4378C533.744 60.4378 533.744 60.7221 533.744 60.7407C533.967 60.7777 534.018 61.2251 534.018 61.2251L534.142 61.2251L534.631 62.0426L534.631 62.7694L534.904 63.1629L534.904 63.7081L535.087 63.7081L535.058 63.8292L535.211 63.8292L535.211 64.1623L535.393 64.1623L535.393 64.4951L535.18 64.4951L535.18 64.7981L535.423 64.7981L535.423 65.2523L535.699 65.2523L535.699 65.6761L535.515 65.6761L535.515 66.9782L535.76 67.402L536.003 67.402L536.003 66.9782L535.852 66.9782L535.852 66.7057L536.003 66.7057L536.003 66.3728L536.279 66.3728L536.279 66.7057L536.462 66.7057L536.462 66.736L538.754 66.736L538.754 58.4999L547.61 58.4999C548.061 37.0184 551.364 13.2596 562.295 0.151396C562.143 -0.000319744 564.587 5.63352e-09 564.587 5.63352e-09C576.171 11.577 579.498 38.6829 579.851 62.2244M604.068 41.7554L603.393 41.7554L603.27 42.149L602.48 42.149L602.328 41.4223L602.328 40.6956L602.48 40.1805L603.27 40.1503L603.455 40.423L603.455 41.5134L604.343 41.5434L604.373 41.9674L604.068 42.0279L604.068 41.7554M614.477 43.8144C615.773 44.6078 614.724 45.8127 614.724 45.8127C614.724 45.8127 613.494 45.7132 613.47 45.7526C612.369 44.6208 613.53 43.8144 613.53 43.8144L614.477 43.8144M603.301 44.1777L603.301 45.2981L604.192 45.3285L604.222 45.7526L603.916 45.7826L603.916 45.5405L603.209 45.5405L603.087 45.9339L602.328 45.9339L602.175 45.2074L602.175 44.4502L602.297 43.9658L603.087 43.9356L603.301 44.1777M603.516 48.0537L603.516 49.1739L604.433 49.1739L604.433 49.6282L604.13 49.6586L604.13 49.3858L603.455 49.3858L603.331 49.7797L602.542 49.8098L602.389 49.0831L602.389 48.3261L602.542 47.8113L603.331 47.7811L603.516 48.0537M531.701 67.0694L531.762 66.9782L531.762 65.6761L531.701 65.6761L531.701 67.0694M536.279 67.7351L536.34 67.7351L536.34 66.9782L536.279 66.9782L536.279 67.7351M236.832 85.5095L242.359 85.5095L242.359 70.4302L236.832 70.4302L236.832 85.5095M248.436 85.5095L249.656 85.5095L249.656 70.4302L248.436 70.4302L248.436 85.5095M259.458 85.5095L261.137 85.5095L261.198 78.0304L263.428 78.0304L263.428 74.4874L268.983 74.4874L268.983 85.5095L269.809 85.5095L269.809 70.4302L259.458 70.4302L259.458 85.5095M276.374 74.4271L277.807 74.4271L277.807 85.5095L278.205 85.5095L278.205 70.4302L276.374 70.4302L276.374 74.4271M286.207 77.4248L288.345 77.4248L288.345 85.5095L289.96 85.5095L289.96 70.4302L286.207 70.4302L286.207 77.4248M301.044 71.0661L301.719 71.2473C301.427 70.9981 301.244 70.849 301.044 70.6723L301.044 71.0661M301.044 73.6702C301.061 73.7272 301.087 73.7628 301.105 73.8215L301.105 85.5095L302.144 85.5095L302.144 72.9135C301.772 72.5456 301.426 72.1999 301.044 71.8231L301.044 73.6702M167.947 76.91L169.015 76.91L169.015 72.9432L167.947 76.91M220.983 74.1242L220.983 85.5095L221.779 85.5095L221.779 73.3672C221.519 73.6235 221.242 73.8728 220.983 74.1242M213.563 81.0885L213.563 85.5095L215.305 85.5095L215.305 79.514C214.72 80.0478 214.136 80.584 213.563 81.0885M310.477 85.5095L311.854 85.5095L311.854 82.0272C311.403 81.6375 310.937 81.2544 310.477 80.8463L310.477 85.5095M178.023 81.3913L178.237 81.3308C178.237 81.1978 178.237 80.9442 178.237 80.9371C178.233 80.939 178.098 80.9329 178.023 80.937L178.023 81.3913M178.237 80.9371C178.237 80.937 178.237 80.937 178.237 80.937C178.237 80.9371 178.237 80.9371 178.237 80.9371M38.7255 85.5095L39.0612 85.5095L39.0612 85.479L38.7255 85.479L38.7255 85.5095"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27599676583pt" svg:height="86.09918483857pt" svg:x="36.26410000000pt" svg:y="415.22900000000pt" svg:viewBox="0 0 83 86" svg:d="M38.5398 0.00456438C37.383 0.090041 36.4865 1.06532 36.4846 2.24118C36.5928 3.39422 37.5479 4.2748 38.691 4.2748C39.8336 4.2748 40.789 3.39422 40.8975 2.24118C40.8961 1.62143 40.6422 1.02986 40.1956 0.606356C39.7492 0.182869 39.1501 -0.0348996 38.5398 0.00456438ZM46.0965 0.157758C44.9398 0.243235 44.0433 1.21853 44.0412 2.39436C44.0412 3.6381 45.036 4.64632 46.2629 4.64632C47.4899 4.64632 48.4847 3.6381 48.4847 2.39436C48.4837 1.76892 48.2254 1.17216 47.7723 0.747664C47.319 0.323181 46.7116 0.109401 46.0965 0.157758ZM53.1095 1.56713C51.9287 1.63785 51.0108 2.63566 51.0237 3.83438C51.0237 5.07811 52.0184 6.08629 53.2455 6.08629C54.4724 6.08629 55.467 5.07811 55.467 3.83438C55.4789 2.61295 54.5257 1.60589 53.3209 1.56713C53.2503 1.56371 53.1799 1.56371 53.1095 1.56713ZM30.0159 1.68969C28.8588 1.77515 27.9624 2.75045 27.9602 3.92629C27.9602 5.17004 28.9551 6.17824 30.182 6.17824C31.409 6.17824 32.4038 5.17004 32.4038 3.92629C32.4027 3.30087 32.1444 2.70407 31.6915 2.27961C31.2382 1.8551 30.6309 1.64134 30.0159 1.68969ZM23.1844 4.3859C22.0274 4.47138 21.1312 5.44662 21.1291 6.62249C21.1291 7.86622 22.1235 8.87445 23.3506 8.87445C24.5776 8.87445 25.5722 7.86622 25.5722 6.62249C25.5713 5.99706 25.3133 5.40027 24.86 4.97579C24.4069 4.55134 23.7995 4.33753 23.1844 4.3859ZM59.9708 4.44716C58.8141 4.53262 57.9179 5.50792 57.9156 6.68378C57.9156 7.92751 58.9103 8.93572 60.1371 8.93572C61.3641 8.93572 62.3588 7.92751 62.3588 6.68378C62.3578 6.05832 62.0999 5.46155 61.6467 5.03708C61.1934 4.61256 60.5859 4.39882 59.9708 4.44716ZM16.8366 8.5221C15.6675 8.59219 14.7541 9.57182 14.7507 10.7587C14.7507 12.0024 15.7459 13.0105 16.9727 13.0105C18.1998 13.0105 19.1942 12.0024 19.1942 10.7587C19.1928 10.1388 18.9389 9.5474 18.4924 9.12388C18.046 8.7004 17.4469 8.48265 16.8366 8.5221ZM66.3487 8.61397C65.1919 8.69945 64.2957 9.67472 64.2934 10.8507C64.4023 12.0035 65.3573 12.8843 66.5004 12.8843C67.6428 12.8843 68.5984 12.0035 68.7065 10.8507C68.705 10.2308 68.4512 9.63926 68.0045 9.21574C67.5585 8.79227 66.9594 8.57449 66.3487 8.61397ZM11.6073 13.6388C10.4504 13.7242 9.55399 14.6998 9.55184 15.8754C9.55184 17.119 10.5466 18.1273 11.7734 18.1273C13.0006 18.1273 13.9951 17.119 13.9951 15.8754C13.9942 15.2497 13.7361 14.653 13.2827 14.2285C12.8299 13.8042 12.2226 13.5904 11.6073 13.6388ZM71.4575 13.6999C70.3004 13.7854 69.404 14.7608 69.4017 15.9367C69.4017 17.1804 70.3967 18.1884 71.6236 18.1884C72.8503 18.1884 73.8455 17.1804 73.8455 15.9367C73.8446 15.3112 73.586 14.7142 73.133 14.2897C72.6802 13.8656 72.0727 13.6517 71.4575 13.6999ZM7.58707 19.7048C6.98695 19.6915 6.40696 19.9249 5.97969 20.3521C5.55238 20.7794 5.31438 21.3639 5.31999 21.9727C5.31999 23.2162 6.31471 24.2245 7.54171 24.2245C8.76871 24.2245 9.76344 23.2162 9.76344 21.9727C9.77473 20.7396 8.80345 19.7274 7.58707 19.7048ZM75.9914 20.1342C74.8229 20.2205 73.922 21.2138 73.936 22.4016C73.936 23.6448 74.9305 24.6531 76.1576 24.6531C77.3847 24.6531 78.3794 23.6448 78.3794 22.4016C78.387 21.7704 78.1325 21.1659 77.6787 20.7344C77.224 20.303 76.6121 20.0854 75.9914 20.1342ZM4.26205 26.6908C3.0814 26.7618 2.1635 27.7592 2.17638 28.9581C2.17638 30.2016 3.17108 31.2103 4.39809 31.2103C5.62508 31.2103 6.6198 30.2016 6.6198 28.9581C6.62666 28.3331 6.3763 27.7333 5.9289 27.3031C5.48149 26.8726 4.87748 26.6511 4.26205 26.6908ZM78.9234 26.6908C77.7547 26.777 76.8543 27.7705 76.8681 28.9581C76.9765 30.1112 77.932 30.9918 79.0747 30.9918C80.2174 30.9918 81.1728 30.1112 81.2812 28.9581C81.2878 28.3331 81.0376 27.7333 80.5903 27.3031C80.1429 26.8726 79.5388 26.6511 78.9234 26.6908ZM2.56933 34.1052C1.41229 34.1908 0.516027 35.166 0.513864 36.3419C0.513864 37.5857 1.50855 38.5941 2.73556 38.5941C3.96259 38.5941 4.95727 37.5857 4.95727 36.3419C4.95637 35.7167 4.69822 35.1197 4.24499 34.6955C3.79182 34.2705 3.18456 34.0571 2.56933 34.1052ZM80.7371 34.5344C79.5803 34.6199 78.6841 35.595 78.6819 36.771C78.6819 38.0148 79.676 39.0229 80.9032 39.0229C82.1304 39.0229 83.1251 38.0148 83.1251 36.771C83.1241 36.1457 82.8659 35.5487 82.4128 35.124C81.9596 34.6999 81.3524 34.4858 80.7371 34.5344ZM41.3812 38.2109C40.082 38.3042 39.0773 39.4033 39.0839 40.7234C39.0845 41.6693 39.6104 42.5344 40.4443 42.9601L33.6128 80.5535C33.6134 80.5228 33.6134 80.4924 33.6128 80.4617C33.6926 79.6116 33.2903 78.7891 32.5746 78.3395C31.8588 77.8895 30.9533 77.8895 30.2376 78.3395C29.522 78.7891 29.1196 79.6116 29.1995 80.4617C29.1887 81.5371 29.9305 82.4691 30.9696 82.6857C32.0085 82.9022 33.0531 82.3422 33.4618 81.3505L32.6457 85.8846L36.6355 85.9765C40.014 54.6547 41.1598 43.5949 41.1998 43.205C41.23 43.2055 41.2604 43.2055 41.2904 43.205C41.3473 43.669 42.9755 56.8553 46.3686 86.0992L50.0869 85.8541L49.5425 82.9432C50.2226 83.1785 50.9724 83.065 51.5553 82.6386C52.1378 82.2127 52.4806 81.5265 52.4746 80.7984C52.4779 79.9199 51.9755 79.1202 51.1888 78.751C50.4024 78.3821 49.4759 78.5118 48.817 79.0831L42.1368 43.144C43.2342 42.8663 44.0061 41.8697 44.0111 40.7234C44.0142 40.029 43.7328 39.3641 43.2345 38.8881C42.736 38.4116 42.0649 38.1664 41.3812 38.2109ZM2.05545 41.6119C0.898446 41.6971 0.00216284 42.6727 0 43.8486C-7.10543e-14 45.0918 0.994687 46.1004 2.2217 46.1004C3.44873 46.1004 4.44341 45.0918 4.44341 43.8486C4.44248 43.2232 4.18435 42.6262 3.73116 42.2015C3.27796 41.7772 2.67069 41.5634 2.05545 41.6119ZM80.8883 42.3164C79.7314 42.4021 78.835 43.3774 78.8327 44.5532C78.8327 45.7968 79.8277 46.805 81.0544 46.805C82.2817 46.805 83.276 45.7968 83.276 44.5532C83.275 43.9275 83.017 43.3307 82.5639 42.9065C82.1108 42.4821 81.5034 42.2681 80.8883 42.3164ZM3.32499 49.333C2.15608 49.4027 1.24254 50.3825 1.23932 51.5693C1.23932 52.8132 2.23402 53.8214 3.46104 53.8214C4.68804 53.8214 5.68274 52.8132 5.68274 51.5693C5.68122 50.9497 5.4272 50.3579 4.98078 49.9348C4.53436 49.5111 3.9352 49.2932 3.32499 49.333ZM79.5886 49.8231C78.4316 49.9083 77.5354 50.8838 77.533 52.0597C77.533 53.3033 78.5277 54.3114 79.7547 54.3114C80.9816 54.3114 81.9764 53.3033 81.9764 52.0597C81.9755 51.434 81.7173 50.8375 81.264 50.4128C80.8114 49.9884 80.2037 49.7746 79.5886 49.8231ZM5.71298 56.5327C4.55594 56.6182 3.65968 57.5934 3.65751 58.7696C3.76594 59.9225 4.72137 60.8031 5.86408 60.8031C7.00682 60.8031 7.96227 59.9225 8.07069 58.7696C8.06916 58.1497 7.81514 57.5582 7.36874 57.1347C6.92231 56.7111 6.32314 56.4935 5.71298 56.5327ZM76.9285 57.3295C75.7717 57.4149 74.8749 58.3905 74.8727 59.5659C74.8727 60.8098 75.8679 61.8182 77.0948 61.8182C78.3218 61.8182 79.3167 60.8098 79.3167 59.5659C79.3156 58.9407 79.0575 58.3438 78.604 57.9193C78.1508 57.4949 77.5438 57.2811 76.9285 57.3295ZM9.73319 63.6104C8.56452 63.6964 7.66395 64.69 7.67774 65.8777C7.78612 67.0307 8.7416 67.9111 9.88432 67.9111C11.0269 67.9111 11.9824 67.0307 12.091 65.8777C12.0978 65.2526 11.8476 64.6528 11.4002 64.2227C10.9527 63.7923 10.3486 63.5703 9.73319 63.6104ZM72.6965 64.1618C71.5395 64.2473 70.6437 65.2225 70.6415 66.3983C70.6415 67.6421 71.6357 68.6504 72.8631 68.6504C74.0897 68.6504 75.0846 67.6421 75.0846 66.3983C75.0837 65.7729 74.8255 65.1763 74.3724 64.7519C73.919 64.327 73.3118 64.1135 72.6965 64.1618ZM15.96 69.9527C15.3547 69.9301 14.767 70.1599 14.3329 70.5881C13.8988 71.0164 13.6568 71.6057 13.6628 72.2198C13.6628 73.4633 14.6576 74.4718 15.8845 74.4718C17.1115 74.4718 18.106 73.4633 18.106 72.2198C18.1178 70.9986 17.1646 69.9914 15.96 69.9527ZM66.9839 70.3204C65.8029 70.3908 64.8853 71.3886 64.8983 72.5874C64.8983 73.8312 65.8928 74.8395 67.1198 74.8395C68.3467 74.8395 69.3415 73.8312 69.3415 72.5874C69.3532 71.366 68.3997 70.3587 67.1951 70.3204C67.1249 70.3171 67.0541 70.3171 66.9839 70.3204ZM22.6706 74.7628C22.0705 74.7489 21.4907 74.9823 21.0632 75.4096C20.6358 75.837 20.3976 76.4218 20.4034 77.0299C20.4034 78.2737 21.3981 79.2819 22.625 79.2819C23.8521 79.2819 24.8468 78.2737 24.8468 77.0299C24.858 75.7972 23.887 74.7853 22.6706 74.7628ZM59.3061 75.4675C58.1488 75.553 57.2527 76.5283 57.2503 77.7041C57.3591 78.8574 58.3145 79.7378 59.4571 79.7378C60.5998 79.7378 61.5554 78.8574 61.6636 77.7041C61.662 77.0842 61.4081 76.4928 60.9617 76.0693C60.5156 75.6457 59.9161 75.4279 59.3061 75.4675ZM41.321 79.0523C40.1639 79.1379 39.2673 80.1128 39.2652 81.2888C39.2652 82.5325 40.2599 83.5407 41.4868 83.5407C42.7138 83.5407 43.7087 82.5325 43.7087 81.2888C43.7077 80.6634 43.4498 80.0665 42.9966 79.6421C42.5433 79.2176 41.9361 79.0038 41.321 79.0523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06176667645pt" svg:height="64.06176667645pt" svg:x="45.35510000000pt" svg:y="424.19600000000pt" svg:viewBox="0 0 64 64" svg:d="M64.0618 32.0308C64.0618 49.7211 49.7211 64.0618 32.0308 64.0618C14.3407 64.0618 0 49.7211 0 32.0308C0 14.3407 14.3407 0 32.0308 0C49.7211 0 64.0618 14.3407 64.0618 32.0308Z" calligra:nodeTypes="ccccc"/>
        <draw:path draw:style-name="gr5" xml:id="shape-13" draw:id="shape-13" draw:name="path2900" draw:layer="" svg:width="74.20809965728pt" svg:height="74.20809965728pt" svg:x="41.09770000000pt" svg:y="419.66000000000pt" svg:viewBox="0 0 74 74" svg:d="M74.2081 37.104C74.2081 57.5959 57.5959 74.2081 37.104 74.2081C16.612 74.2081 0 57.5959 0 37.104C0 16.612 16.612 0 37.104 0C57.5959 0 74.2081 16.612 74.2081 37.104Z" calligra:nodeTypes="ccccc"/>
        <draw:path draw:style-name="gr6" xml:id="shape-14" draw:id="shape-14" draw:name="path2902" draw:layer="" svg:width="74.98609822555pt" svg:height="74.15370246146pt" svg:x="41.32970000000pt" svg:y="419.59500000000pt" svg:viewBox="0 0 75 74" svg:d="M25.147 6.74281L21.7333 3.88136L21.9988 8.22923L18.6991 5.55364L18.9644 9.71573L15.8924 7.18873L16.537 11.3877L13.2372 9.49269L14.3372 13.2089L10.1651 12.1312L11.9857 15.513L8.07892 14.7324L10.0513 18.1887L5.72732 17.594L8.30647 20.8639L4.21015 20.8639L6.86517 23.0937L2.8826 23.7998L5.61353 25.9925L1.5172 27.2186L4.51359 29.56L1.0241 31.3066L4.24805 32.8673L0.15172 35.0229L3.33778 35.6171L0 38.4786L3.71707 38.9245L0.379291 42.0462L4.47566 42.232L0.948238 45.3908L5.04457 45.3165L1.82062 48.289L6.3342 48.3638L3.33778 51.4109L7.43411 50.965L4.62736 54.9783L9.10297 53.5661L6.52382 58.1743L10.8479 56.3161L9.25471 61.7046L13.5408 59.2516L12.289 64.6774L16.7266 61.9649L15.9303 67.3159L19.8366 64.2688L19.4956 69.8802L23.3642 66.0894L24.0849 71.5524L27.6502 67.6875L28.6744 73.1503L31.7467 68.728L33.3018 73.8563L35.6154 69.0254L38.119 74.1537L39.7118 69.0624L42.2531 73.8191L43.6944 68.4307L46.9563 72.8901L47.6391 67.5762L51.356 71.6264L51.5078 66.1637L55.4527 69.8802L55.1489 64.0832L59.2831 67.3531L58.4109 62.0389L62.2798 64.9374L61.2176 59.3262L65.6932 61.4817L64.1001 56.0191L68.6899 57.8023L66.2622 52.8974L71.0792 54.3837L67.8174 49.5526L72.8618 49.9988L69.183 46.2083L73.6963 45.9849L69.9036 42.6407L74.6827 41.4145L70.3967 38.553L74.9484 37.4011L70.7756 35.2826L74.9861 34.1306L70.3204 32.5327L74.4548 30.0056L69.3726 29.5971L73.2034 26.8098L68.9933 26.8098L73.1275 23.9857L67.8174 24.1342L71.2308 20.5667L66.2999 21.756L69.6379 18.077L64.8206 18.5228L67.0208 14.2493L62.4694 15.9959L64.214 11.1276L60.2313 13.4693L61.3692 8.48937L57.4247 11.3877L57.6902 5.96239L54.3336 9.25118L53.6926 3.78388L49.777 6.7795L48.9722 1.89195L45.9685 5.62329L45.3246 1.05107L42.5355 5.09776L41.0873 0.472993L39.4242 4.46714L37.3324 0L35.9378 4.46714L33.1485 0.525543L32.7731 4.72988L29.1791 1.20875L28.9646 5.62329L25.6388 2.41749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18T02:04:26</dc:date>
    <meta:creation-date>2010-08-12T22:22:19</meta:creation-date>
    <dc:creator>Joshua L. Blocher</dc:creator>
    <meta:user-defined meta:name="initial">JLB</meta:user-defined>
  </office:meta>
</office:document-meta>
</file>